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&gt; import secrets</text:p>
      <text:p text:style-name="Standard">&gt;&gt;&gt; secrets.token_hex()</text:p>
      <text:p text:style-name="Standard">'84f64dcb2b6cabc8e5422c57e189ca67a8f07fd293447c55a108f784e4667d94'</text:p>
      <text:p text:style-name="Standard"/>
      <text:p text:style-name="Standard">ubuntu@wahyu-rohman:~/Documents/Simple Web Flask$ cd rp_flask_board</text:p>
      <text:p text:style-name="Standard">ubuntu@wahyu-rohman:~/Documents/Simple Web Flask/rp_flask_board$ python -m venv venv</text:p>
      <text:p text:style-name="Standard">Command 'python' not found, did you mean:</text:p>
      <text:p text:style-name="Standard"><text:s text:c="2"/>command 'python3' from deb python3</text:p>
      <text:p text:style-name="Standard"><text:s text:c="2"/>command 'python' from deb python-is-python3</text:p>
      <text:p text:style-name="Standard">ubuntu@wahyu-rohman:~/Documents/Simple Web Flask/rp_flask_board$ python3 -m venv venv</text:p>
      <text:p text:style-name="Standard">The virtual environment was not created successfully because ensurepip is not</text:p>
      <text:p text:style-name="Standard">available. <text:s/>On Debian/Ubuntu systems, you need to install the python3-venv</text:p>
      <text:p text:style-name="Standard">package using the following command.</text:p>
      <text:p text:style-name="Standard"/>
      <text:p text:style-name="Standard"><text:s text:c="4"/>apt install python3.10-venv</text:p>
      <text:p text:style-name="Standard"/>
      <text:p text:style-name="Standard">You may need to use sudo with that command. <text:s/>After installing the python3-venv</text:p>
      <text:p text:style-name="Standard">package, recreate your virtual environment.</text:p>
      <text:p text:style-name="Standard"/>
      <text:p text:style-name="Standard">Failing command: /home/ubuntu/Documents/Simple Web Flask/rp_flask_board/venv/bin/python3</text:p>
      <text:p text:style-name="Standard"/>
      <text:p text:style-name="Standard">ubuntu@wahyu-rohman:~/Documents/Simple Web Flask/rp_flask_board$ sudo apt install python3.10-venv</text:p>
      <text:p text:style-name="Standard">[sudo] password for ubuntu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wpe-1.0-1 libwpebackend-fdo-1.0-1</text:p>
      <text:p text:style-name="Standard">Use 'sudo apt autoremove' to remove them.</text:p>
      <text:p text:style-name="Standard">The following additional packages will be installed:</text:p>
      <text:p text:style-name="Standard"><text:s text:c="2"/>python3-distutils python3-pip-whl python3-setuptools-whl</text:p>
      <text:p text:style-name="Standard">The following NEW packages will be installed:</text:p>
      <text:p text:style-name="Standard"><text:s text:c="2"/>python3-distutils python3-pip-whl python3-setuptools-whl python3.10-venv</text:p>
      <text:p text:style-name="Standard">0 upgraded, 4 newly installed, 0 to remove and 0 not upgraded.</text:p>
      <text:p text:style-name="Standard">Need to get 2.613 kB of archives.</text:p>
      <text:p text:style-name="Standard">After this operation, 3.660 kB of additional disk space will be used.</text:p>
      <text:p text:style-name="Standard">Do you want to continue? [Y/n] y</text:p>
      <text:p text:style-name="Standard">Get:1 http://id.archive.ubuntu.com/ubuntu jammy-updates/main amd64 python3-distutils all 3.10.8-1~22.04 [139 kB]</text:p>
      <text:p text:style-name="Standard">Get:2 http://id.archive.ubuntu.com/ubuntu jammy-updates/universe amd64 python3-pip-whl all 22.0.2+dfsg-1ubuntu0.4 [1.680 kB]</text:p>
      <text:p text:style-name="Standard">Ign:2 http://id.archive.ubuntu.com/ubuntu jammy-updates/universe amd64 python3-pip-whl all 22.0.2+dfsg-1ubuntu0.4</text:p>
      <text:p text:style-name="Standard">Get:3 http://id.archive.ubuntu.com/ubuntu jammy-updates/universe amd64 python3-setuptools-whl all 59.6.0-1.2ubuntu0.22.04.2 [788 kB]</text:p>
      <text:p text:style-name="Standard">Get:4 http://id.archive.ubuntu.com/ubuntu jammy-updates/universe amd64 python3.10-venv amd64 3.10.12-1~22.04.5 [5.724 B]</text:p>
      <text:p text:style-name="Standard">Get:2 http://id.archive.ubuntu.com/ubuntu jammy-updates/universe amd64 python3-pip-whl all 22.0.2+dfsg-1ubuntu0.4 [1.680 kB]</text:p>
      <text:p text:style-name="Standard">Fetched 2.607 kB in 1min 34s (27,8 kB/s) <text:s text:c="38"/></text:p>
      <text:p text:style-name="Standard">Selecting previously unselected package python3-distutils.</text:p>
      <text:p text:style-name="Standard"><text:soft-page-break/>(Reading database ... 209855 files and directories currently installed.)</text:p>
      <text:p text:style-name="Standard">Preparing to unpack .../python3-distutils_3.10.8-1~22.04_all.deb ...</text:p>
      <text:p text:style-name="Standard">Unpacking python3-distutils (3.10.8-1~22.04) ...</text:p>
      <text:p text:style-name="Standard">Selecting previously unselected package python3-pip-whl.</text:p>
      <text:p text:style-name="Standard">Preparing to unpack .../python3-pip-whl_22.0.2+dfsg-1ubuntu0.4_all.deb ...</text:p>
      <text:p text:style-name="Standard">Unpacking python3-pip-whl (22.0.2+dfsg-1ubuntu0.4) ...</text:p>
      <text:p text:style-name="Standard">Selecting previously unselected package python3-setuptools-whl.</text:p>
      <text:p text:style-name="Standard">Preparing to unpack .../python3-setuptools-whl_59.6.0-1.2ubuntu0.22.04.2_all.deb</text:p>
      <text:p text:style-name="Standard"><text:s/>...</text:p>
      <text:p text:style-name="Standard">Unpacking python3-setuptools-whl (59.6.0-1.2ubuntu0.22.04.2) ...</text:p>
      <text:p text:style-name="Standard">Selecting previously unselected package python3.10-venv.</text:p>
      <text:p text:style-name="Standard">Preparing to unpack .../python3.10-venv_3.10.12-1~22.04.5_amd64.deb ...</text:p>
      <text:p text:style-name="Standard">Unpacking python3.10-venv (3.10.12-1~22.04.5) ...</text:p>
      <text:p text:style-name="Standard">Setting up python3-distutils (3.10.8-1~22.04) ...</text:p>
      <text:p text:style-name="Standard">Setting up python3-setuptools-whl (59.6.0-1.2ubuntu0.22.04.2) ...</text:p>
      <text:p text:style-name="Standard">Setting up python3-pip-whl (22.0.2+dfsg-1ubuntu0.4) ...</text:p>
      <text:p text:style-name="Standard">Setting up python3.10-venv (3.10.12-1~22.04.5) ...</text:p>
      <text:p text:style-name="Standard">ubuntu@wahyu-rohman:~/Documents/Simple Web Flask/rp_flask_board$ python3 -m venve venv</text:p>
      <text:p text:style-name="Standard">/usr/bin/python3: No module named venve</text:p>
      <text:p text:style-name="Standard">ubuntu@wahyu-rohman:~/Documents/Simple Web Flask/rp_flask_board$ python3 -m venv venv</text:p>
      <text:p text:style-name="Standard">ubuntu@wahyu-rohman:~/Documents/Simple Web Flask/rp_flask_board$ source venv /bin/activate</text:p>
      <text:p text:style-name="Standard">bash: source: venv: is a directory</text:p>
      <text:p text:style-name="Standard">ubuntu@wahyu-rohman:~/Documents/Simple Web Flask/rp_flask_board$ source venv/bin/activate</text:p>
      <text:p text:style-name="Standard">(venv) ubuntu@wahyu-rohman:~/Documents/Simple Web Flask/rp_flask_board$ vim app.py</text:p>
      <text:p text:style-name="Standard">(venv) ubuntu@wahyu-rohman:~/Documents/Simple Web Flask/rp_flask_board$ python3 app.py</text:p>
      <text:p text:style-name="Standard">Traceback (most recent call last):</text:p>
      <text:p text:style-name="Standard"><text:s text:c="2"/>File "/home/ubuntu/Documents/Simple Web Flask/rp_flask_board/app.py", line 1, in &lt;module&gt;</text:p>
      <text:p text:style-name="Standard"><text:s text:c="4"/>from flask import Flask</text:p>
      <text:p text:style-name="Standard">ModuleNotFoundError: No module named 'flask'</text:p>
      <text:p text:style-name="Standard">(venv) ubuntu@wahyu-rohman:~/Documents/Simple Web Flask/rp_flask_board$ pip3 install flask</text:p>
      <text:p text:style-name="Standard">Collecting flask</text:p>
      <text:p text:style-name="Standard"><text:s text:c="2"/>Downloading flask-3.0.3-py3-none-any.whl (101 kB)</text:p>
      <text:p text:style-name="Standard"><text:s text:c="5"/>━━━━━━━━━━━━━━━━━━━━━━━━ 101.7/101.7 KB 1.3 MB/s eta 0:00:00</text:p>
      <text:p text:style-name="Standard">Collecting itsdangerous&gt;=2.1.2</text:p>
      <text:p text:style-name="Standard"><text:s text:c="2"/>Downloading itsdangerous-2.2.0-py3-none-any.whl (16 kB)</text:p>
      <text:p text:style-name="Standard">Collecting click&gt;=8.1.3</text:p>
      <text:p text:style-name="Standard"><text:s text:c="2"/>Downloading click-8.1.7-py3-none-any.whl (97 kB)</text:p>
      <text:p text:style-name="Standard"><text:s text:c="5"/>━━━━━━━━━━━━━━━━━━━━━━━━ 97.9/97.9 KB 449.3 kB/s eta 0:00:00</text:p>
      <text:p text:style-name="Standard">Collecting Jinja2&gt;=3.1.2</text:p>
      <text:p text:style-name="Standard"><text:s text:c="2"/>Downloading jinja2-3.1.4-py3-none-any.whl (133 kB)</text:p>
      <text:p text:style-name="Standard"><text:s text:c="5"/>━━━━━━━━━━━━━━━━━━━━━━━━ 133.3/133.3 KB 2.9 MB/s eta 0:00:00</text:p>
      <text:p text:style-name="Standard">Collecting blinker&gt;=1.6.2</text:p>
      <text:p text:style-name="Standard"><text:s text:c="2"/>Downloading blinker-1.8.2-py3-none-any.whl (9.5 kB)</text:p>
      <text:p text:style-name="Standard">Collecting Werkzeug&gt;=3.0.0</text:p>
      <text:p text:style-name="Standard"><text:s text:c="2"/>Downloading werkzeug-3.0.4-py3-none-any.whl (227 kB)</text:p>
      <text:p text:style-name="Standard"><text:s text:c="5"/>━━━━━━━━━━━━━━━━━━━━━━ 227.6/227.6 KB 219.9 kB/s eta 0:00:00</text:p>
      <text:p text:style-name="Standard">Collecting MarkupSafe&gt;=2.0</text:p>
      <text:p text:style-name="Standard"><text:s text:c="2"/>Downloading MarkupSafe-2.1.5-cp310-cp310-manylinux_2_17_x86_64.manylinux2014_x86_64.whl (25 kB)</text:p>
      <text:p text:style-name="Standard">Installing collected packages: MarkupSafe, itsdangerous, click, blinker, Werkzeug, Jinja2, flask</text:p>
      <text:p text:style-name="Standard">Successfully installed Jinja2-3.1.4 MarkupSafe-2.1.5 Werkzeug-3.0.4 blinker-1.8.2 click-8.1.7 flask-3.0.3 itsdangerous-2.2.0</text:p>
      <text:p text:style-name="Standard"><text:soft-page-break/>(venv) ubuntu@wahyu-rohman:~/Documents/Simple Web Flask/rp_flask_board$ python3 app.py</text:p>
      <text:p text:style-name="Standard"><text:s/>* Serving Flask app 'app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all addresses (0.0.0.0)</text:p>
      <text:p text:style-name="Standard"><text:s/>* Running on http://127.0.0.1:8000</text:p>
      <text:p text:style-name="Standard"><text:s/>* Running on http://192.168.1.18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18:25:38] "GET / HTTP/1.1" 200 -</text:p>
      <text:p text:style-name="Standard">127.0.0.1 - - [16/Sep/2024 18:25:38] "GET /favicon.ico HTTP/1.1" 404 -</text:p>
      <text:p text:style-name="Standard">^C(venv) ubuntu@wahyu-rohman:~/Documents/Simple Web Flask/rp_flask_board$ vim app.py</text:p>
      <text:p text:style-name="Standard">(venv) ubuntu@wahyu-rohman:~/Documents/Simple Web Flask/rp_flask_board$ mkdir board</text:p>
      <text:p text:style-name="Standard">(venv) ubuntu@wahyu-rohman:~/Documents/Simple Web Flask/rp_flask_board$ mv app.py board/__init__.py</text:p>
      <text:p text:style-name="Standard">(venv) ubuntu@wahyu-rohman:~/Documents/Simple Web Flask/rp_flask_board$ deactivate</text:p>
      <text:p text:style-name="Standard">ubuntu@wahyu-rohman:~/Documents/Simple Web Flask/rp_flask_board$ sudo apt install tree</text:p>
      <text:p text:style-name="Standard">[sudo] password for ubuntu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wpe-1.0-1 libwpebackend-fdo-1.0-1</text:p>
      <text:p text:style-name="Standard">Use 'sudo apt autoremove' to remove them.</text:p>
      <text:p text:style-name="Standard">The following NEW packages will be installed:</text:p>
      <text:p text:style-name="Standard"><text:s text:c="2"/>tree</text:p>
      <text:p text:style-name="Standard">0 upgraded, 1 newly installed, 0 to remove and 0 not upgraded.</text:p>
      <text:p text:style-name="Standard">Need to get 47,9 kB of archives.</text:p>
      <text:p text:style-name="Standard">After this operation, 116 kB of additional disk space will be used.</text:p>
      <text:p text:style-name="Standard">Get:1 http://id.archive.ubuntu.com/ubuntu jammy/universe amd64 tree amd64 2.0.2-1 [47,9 kB]</text:p>
      <text:p text:style-name="Standard">Fetched 47,9 kB in 15s (3.130 B/s)</text:p>
      <text:p text:style-name="Standard">Selecting previously unselected package tree.</text:p>
      <text:p text:style-name="Standard">(Reading database ... 209977 files and directories currently inst</text:p>
      <text:p text:style-name="Standard">alled.)</text:p>
      <text:p text:style-name="Standard">Preparing to unpack .../tree_2.0.2-1_amd64.deb ...</text:p>
      <text:p text:style-name="Standard">Unpacking tree (2.0.2-1) ...</text:p>
      <text:p text:style-name="Standard">Setting up tree (2.0.2-1) ...</text:p>
      <text:p text:style-name="Standard">Processing triggers for man-db (2.10.2-1) ...</text:p>
      <text:p text:style-name="Standard">ubuntu@wahyu-rohman:~/Documents/Simple Web Flask/rp_flask_board$ source venv/bin/activate</text:p>
      <text:p text:style-name="Standard">(venv) ubuntu@wahyu-rohman:~/Documents/Simple Web Flask/rp_flask_board$ tree rp_flask_board</text:p>
      <text:p text:style-name="Standard">rp_flask_board <text:s/>[error opening dir]</text:p>
      <text:p text:style-name="Standard"/>
      <text:p text:style-name="Standard">0 directories, 0 files</text:p>
      <text:p text:style-name="Standard">(venv) ubuntu@wahyu-rohman:~/Documents/Simple Web Flask/rp_flask_board$ tree rp_flask_board/</text:p>
      <text:p text:style-name="Standard">rp_flask_board/ <text:s/>[error opening dir]</text:p>
      <text:p text:style-name="Standard"/>
      <text:p text:style-name="Standard">0 directories, 0 files</text:p>
      <text:p text:style-name="Standard"><text:soft-page-break/>(venv) ubuntu@wahyu-rohman:~/Documents/Simple Web Flask/rp_flask_board$ ls</text:p>
      <text:p text:style-name="Standard">board <text:s/>venv</text:p>
      <text:p text:style-name="Standard">(venv) ubuntu@wahyu-rohman:~/Documents/Simple Web Flask/rp_flask_board$ cd board</text:p>
      <text:p text:style-name="Standard">(venv) ubuntu@wahyu-rohman:~/Documents/Simple Web Flask/rp_flask_board/board$ ls</text:p>
      <text:p text:style-name="Standard">__init__.py</text:p>
      <text:p text:style-name="Standard">(venv) ubuntu@wahyu-rohman:~/Documents/Simple Web Flask/rp_flask_board/board$ cd ..</text:p>
      <text:p text:style-name="Standard">(venv) ubuntu@wahyu-rohman:~/Documents/Simple Web Flask/rp_flask_board$ python3 -m flask -app board run -port 8000 --debug</text:p>
      <text:p text:style-name="Standard">Usage: python -m flask [OPTIONS] COMMAND [ARGS]...</text:p>
      <text:p text:style-name="Standard">Try 'python -m flask --help' for help.</text:p>
      <text:p text:style-name="Standard"/>
      <text:p text:style-name="Standard">Error: No such option: -a</text:p>
      <text:p text:style-name="Standard">(venv) ubuntu@wahyu-rohman:~/Documents/Simple Web Flask/rp_flask_board$ python -m flask -app board run -port 8000 --debug</text:p>
      <text:p text:style-name="Standard">Usage: python -m flask [OPTIONS] COMMAND [ARGS]...</text:p>
      <text:p text:style-name="Standard">Try 'python -m flask --help' for help.</text:p>
      <text:p text:style-name="Standard"/>
      <text:p text:style-name="Standard">Error: No such option: -a</text:p>
      <text:p text:style-name="Standard">(venv) ubuntu@wahyu-rohman:~/Documents/Simple Web Flask/rp_flask_board$ python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18:40:04] "GET / HTTP/1.1" 200 -</text:p>
      <text:p text:style-name="Standard">127.0.0.1 - - [16/Sep/2024 18:40:04] "GET /favicon.ico HTTP/1.1" 404 -</text:p>
      <text:p text:style-name="Standard">(venv) ubuntu@wahyu-rohman:~/Documents/Simple Web Flask/rp_flask_board$ python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(venv) ubuntu@wahyu-rohman:~/Documents/Simple Web Flask/rp_flask_board$ cd board</text:p>
      <text:p text:style-name="Standard">(venv) ubuntu@wahyu-rohman:~/Documents/Simple Web Flask/rp_flask_board/board$ vim __init__.py</text:p>
      <text:p text:style-name="Standard">(venv) ubuntu@wahyu-rohman:~/Documents/Simple Web Flask/rp_flask_board/board$ vim pages.py</text:p>
      <text:p text:style-name="Standard">(venv) ubuntu@wahyu-rohman:~/Documents/Simple Web Flask/rp_flask_board/board$ vim __init__.py</text:p>
      <text:p text:style-name="Standard">(venv) ubuntu@wahyu-rohman:~/Documents/Simple Web Flask/rp_flask_board/board$ python3 pages.py</text:p>
      <text:p text:style-name="Standard"><text:soft-page-break/>(venv) ubuntu@wahyu-rohman:~/Documents/Simple Web Flask/rp_flask_board/board$ python -m flask -app board run -port 8000 --debug</text:p>
      <text:p text:style-name="Standard">Usage: python -m flask [OPTIONS] COMMAND [ARGS]...</text:p>
      <text:p text:style-name="Standard">Try 'python -m flask --help' for help.</text:p>
      <text:p text:style-name="Standard"/>
      <text:p text:style-name="Standard">Error: No such option: -a</text:p>
      <text:p text:style-name="Standard">(venv) ubuntu@wahyu-rohman:~/Documents/Simple Web Flask/rp_flask_board/board$ python -m flask --app board run --port 8000 --debug</text:p>
      <text:p text:style-name="Standard">Usage: python -m flask run [OPTIONS]</text:p>
      <text:p text:style-name="Standard">Try 'python -m flask run --help' for help.</text:p>
      <text:p text:style-name="Standard"/>
      <text:p text:style-name="Standard">Error: Could not import 'board.board'.</text:p>
      <text:p text:style-name="Standard">(venv) ubuntu@wahyu-rohman:~/Documents/Simple Web Flask/rp_flask_board/board$ cd..</text:p>
      <text:p text:style-name="Standard">cd..: command not found</text:p>
      <text:p text:style-name="Standard">(venv) ubuntu@wahyu-rohman:~/Documents/Simple Web Flask/rp_flask_board/board$ deactivate</text:p>
      <text:p text:style-name="Standard">ubuntu@wahyu-rohman:~/Documents/Simple Web Flask/rp_flask_board/board$ cd ..</text:p>
      <text:p text:style-name="Standard">ubuntu@wahyu-rohman:~/Documents/Simple Web Flask/rp_flask_board$ pip3 install board</text:p>
      <text:p text:style-name="Standard">Command 'pip3' not found, but can be installed with:</text:p>
      <text:p text:style-name="Standard">sudo apt install python3-pip</text:p>
      <text:p text:style-name="Standard">ubuntu@wahyu-rohman:~/Documents/Simple Web Flask/rp_flask_board$ source venv/bin/activate</text:p>
      <text:p text:style-name="Standard">(venv) ubuntu@wahyu-rohman:~/Documents/Simple Web Flask/rp_flask_board$ pip3 install board</text:p>
      <text:p text:style-name="Standard">Collecting board</text:p>
      <text:p text:style-name="Standard"><text:s text:c="2"/>Downloading board-1.0-py2.py3-none-any.whl (12 kB)</text:p>
      <text:p text:style-name="Standard">Installing collected packages: board</text:p>
      <text:p text:style-name="Standard">Successfully installed board-1.0</text:p>
      <text:p text:style-name="Standard">(venv) ubuntu@wahyu-rohman:~/Documents/Simple Web Flask/rp_flask_board$ python3 pages.py</text:p>
      <text:p text:style-name="Standard">python3: can't open file '/home/ubuntu/Documents/Simple Web Flask/rp_flask_board/pages.py': [Errno 2] No such file or directory</text:p>
      <text:p text:style-name="Standard">(venv) ubuntu@wahyu-rohman:~/Documents/Simple Web Flask/rp_flask_board$ cd board</text:p>
      <text:p text:style-name="Standard">(venv) ubuntu@wahyu-rohman:~/Documents/Simple Web Flask/rp_flask_board/board$ python3 pages.py</text:p>
      <text:p text:style-name="Standard">(venv) ubuntu@wahyu-rohman:~/Documents/Simple Web Flask/rp_flask_board/board$ cd ..</text:p>
      <text:p text:style-name="Standard">(venv) ubuntu@wahyu-rohman:~/Documents/Simple Web Flask/rp_flask_board$ python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19:27:38] "GET /about HTTP/1.1" 200 -</text:p>
      <text:p text:style-name="Standard">^C(venv) ubuntu@wahyu-rohman:~/Documents/Simple Web Flask/rp_flask_boardcd board</text:p>
      <text:p text:style-name="Standard">(venv) ubuntu@wahyu-rohman:~/Documents/Simple Web Flask/rp_flask_board/board$ mkdir templates</text:p>
      <text:p text:style-name="Standard">(venv) ubuntu@wahyu-rohman:~/Documents/Simple Web Flask/rp_flask_board/board$ cd templates</text:p>
      <text:p text:style-name="Standard">(venv) ubuntu@wahyu-rohman:~/Documents/Simple Web Flask/rp_flask_board/board/templates$ vim base.html</text:p>
      <text:p text:style-name="Standard"><text:soft-page-break/>(venv) ubuntu@wahyu-rohman:~/Documents/Simple Web Flask/rp_flask_board/board/templates$ mkdir pages</text:p>
      <text:p text:style-name="Standard">(venv) ubuntu@wahyu-rohman:~/Documents/Simple Web Flask/rp_flask_board/board/templates$ cd pages</text:p>
      <text:p text:style-name="Standard">(venv) ubuntu@wahyu-rohman:~/Documents/Simple Web Flask/rp_flask_board/board/templates/pages$ vim home.html</text:p>
      <text:p text:style-name="Standard">(venv) ubuntu@wahyu-rohman:~/Documents/Simple Web Flask/rp_flask_board/board/templates/pages$ vim about.html</text:p>
      <text:p text:style-name="Standard">(venv) ubuntu@wahyu-rohman:~/Documents/Simple Web Flask/rp_flask_board/board/templates/pages$ cd ..</text:p>
      <text:p text:style-name="Standard">(venv) ubuntu@wahyu-rohman:~/Documents/Simple Web Flask/rp_flask_board/board/templates$ cd ..</text:p>
      <text:p text:style-name="Standard">(venv) ubuntu@wahyu-rohman:~/Documents/Simple Web Flask/rp_flask_board/board$ vim pages.py</text:p>
      <text:p text:style-name="Standard">(venv) ubuntu@wahyu-rohman:~/Documents/Simple Web Flask/rp_flask_board/board$ python -m flask --app board run --port 8000 --debug</text:p>
      <text:p text:style-name="Standard">Usage: python -m flask run [OPTIONS]</text:p>
      <text:p text:style-name="Standard">Try 'python -m flask run --help' for help.</text:p>
      <text:p text:style-name="Standard"/>
      <text:p text:style-name="Standard">Error: Could not import 'board.board'.</text:p>
      <text:p text:style-name="Standard">(venv) ubuntu@wahyu-rohman:~/Documents/Simple Web Flask/rp_flask_board/board$ pip3 install board</text:p>
      <text:p text:style-name="Standard">Requirement already satisfied: board in /home/ubuntu/Documents/Simple Web Flask/rp_flask_board/venv/lib/python3.10/site-packages (1.0)</text:p>
      <text:p text:style-name="Standard">(venv) ubuntu@wahyu-rohman:~/Documents/Simple Web Flask/rp_flask_board/board$ python -m flask --app board run --port 8000 --debug</text:p>
      <text:p text:style-name="Standard">Usage: python -m flask run [OPTIONS]</text:p>
      <text:p text:style-name="Standard">Try 'python -m flask run --help' for help.</text:p>
      <text:p text:style-name="Standard"/>
      <text:p text:style-name="Standard">Error: Could not import 'board.board'.</text:p>
      <text:p text:style-name="Standard">(venv) ubuntu@wahyu-rohman:~/Documents/Simple Web Flask/rp_flask_board/board$ python -m flask run board</text:p>
      <text:p text:style-name="Standard">Usage: python -m flask run [OPTIONS]</text:p>
      <text:p text:style-name="Standard">Try 'python -m flask run --help' for help.</text:p>
      <text:p text:style-name="Standard"/>
      <text:p text:style-name="Standard">Error: Got unexpected extra argument (board)</text:p>
      <text:p text:style-name="Standard">(venv) ubuntu@wahyu-rohman:~/Documents/Simple Web Flask/rp_flask_board/board$ cd ..</text:p>
      <text:p text:style-name="Standard">(venv) ubuntu@wahyu-rohman:~/Documents/Simple Web Flask/rp_flask_board$ python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19:42:43] "GET / HTTP/1.1" 200 -</text:p>
      <text:p text:style-name="Standard">^C(venv) ubuntu@wahyu-rohman:~/Documents/Simple Web Flask/rp_flask_board$ ls</text:p>
      <text:p text:style-name="Standard">board <text:s/>venv</text:p>
      <text:p text:style-name="Standard">(venv) ubuntu@wahyu-rohman:~/Documents/Simple Web Flask/rp_flask_board$ cd board</text:p>
      <text:p text:style-name="Standard"><text:soft-page-break/>(venv) ubuntu@wahyu-rohman:~/Documents/Simple Web Flask/rp_flask_board/board$ ls</text:p>
      <text:p text:style-name="Standard">__init__.py <text:s/>pages.py <text:s/>__pycache__ <text:s/>templates</text:p>
      <text:p text:style-name="Standard">(venv) ubuntu@wahyu-rohman:~/Documents/Simple Web Flask/rp_flask_board/board$ cd ..</text:p>
      <text:p text:style-name="Standard">(venv) ubuntu@wahyu-rohman:~/Documents/Simple Web Flask/rp_flask_board$ ls</text:p>
      <text:p text:style-name="Standard">board <text:s/>venv</text:p>
      <text:p text:style-name="Standard">(venv) ubuntu@wahyu-rohman:~/Documents/Simple Web Flask/rp_flask_board$ cd board</text:p>
      <text:p text:style-name="Standard">(venv) ubuntu@wahyu-rohman:~/Documents/Simple Web Flask/rp_flask_board/board$ cd templates</text:p>
      <text:p text:style-name="Standard">(venv) ubuntu@wahyu-rohman:~/Documents/Simple Web Flask/rp_flask_board/board/templates$ vim _navigation.html</text:p>
      <text:p text:style-name="Standard">(venv) ubuntu@wahyu-rohman:~/Documents/Simple Web Flask/rp_flask_board/board/templates$ vim base.html</text:p>
      <text:p text:style-name="Standard">(venv) ubuntu@wahyu-rohman:~/Documents/Simple Web Flask/rp_flask_board/board/templates$ cd .</text:p>
      <text:p text:style-name="Standard">(venv) ubuntu@wahyu-rohman:~/Documents/Simple Web Flask/rp_flask_board/board/templates$ cd ...</text:p>
      <text:p text:style-name="Standard">bash: cd: ...: No such file or directory</text:p>
      <text:p text:style-name="Standard">(venv) ubuntu@wahyu-rohman:~/Documents/Simple Web Flask/rp_flask_board/board/templates$ cd ..</text:p>
      <text:p text:style-name="Standard">(venv) ubuntu@wahyu-rohman:~/Documents/Simple Web Flask/rp_flask_board/board$ cd ..</text:p>
      <text:p text:style-name="Standard">(venv) ubuntu@wahyu-rohman:~/Documents/Simple Web Flask/rp_flask_board$ python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19:56:18] "GET / HTTP/1.1" 200 -</text:p>
      <text:p text:style-name="Standard">127.0.0.1 - - [16/Sep/2024 19:56:57] "GET / HTTP/1.1" 200 -</text:p>
      <text:p text:style-name="Standard">127.0.0.1 - - [16/Sep/2024 19:57:53] "GET /about HTTP/1.1" 200 -</text:p>
      <text:p text:style-name="Standard">^C(venv) ubuntu@wahyu-rohman:~/Documents/Simple Web Flask/rp_flask_board$ cd board</text:p>
      <text:p text:style-name="Standard">(venv) ubuntu@wahyu-rohman:~/Documents/Simple Web Flask/rp_flask_board/board$ mkdir static</text:p>
      <text:p text:style-name="Standard">(venv) ubuntu@wahyu-rohman:~/Documents/Simple Web Flask/rp_flask_board/board$ cd static</text:p>
      <text:p text:style-name="Standard">(venv) ubuntu@wahyu-rohman:~/Documents/Simple Web Flask/rp_flask_board/board/static$ vim styles.css</text:p>
      <text:p text:style-name="Standard">(venv) ubuntu@wahyu-rohman:~/Documents/Simple Web Flask/rp_flask_board/board/static$ cd ..</text:p>
      <text:p text:style-name="Standard">(venv) ubuntu@wahyu-rohman:~/Documents/Simple Web Flask/rp_flask_board/board$ cd templates</text:p>
      <text:p text:style-name="Standard">(venv) ubuntu@wahyu-rohman:~/Documents/Simple Web Flask/rp_flask_board/board/templates$ vim base.html</text:p>
      <text:p text:style-name="Standard">(venv) ubuntu@wahyu-rohman:~/Documents/Simple Web Flask/rp_flask_boar(venv) ubuntu@wahyu-rohman:~/Documents/Simple Web Flask/rp_flask_boar(venv) ubuntu@wahyu-rohman:~/Documents/Simple Web Flask/rp_flask_board/board/templates$ c</text:p>
      <text:p text:style-name="Standard">d ..</text:p>
      <text:p text:style-name="Standard">(venv) ubuntu@wahyu-rohman:~/Documents/Simple Web Flask/rp_flask_board/board$ cd ..</text:p>
      <text:p text:style-name="Standard">(venv) ubuntu@wahyu-rohman:~/Documents/Simple Web Flask/rp_flask_board$ python -m flask --app board run --port 8000 --debug</text:p>
      <text:p text:style-name="Standard"><text:soft-page-break/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20:05:53] "GET /about HTTP/1.1" 200 -</text:p>
      <text:p text:style-name="Standard">127.0.0.1 - - [16/Sep/2024 20:05:53] "GET /static/styles.css HTTP/1.1" 200 -</text:p>
      <text:p text:style-name="Standard">^C(venv) ubuntu@wahyu-rohman:~/Documents/Simple Web Flask/rp_flask_board$ git init</text:p>
      <text:p text:style-name="Standard">hint: Using 'master' as the name for the initial branch. This default branch name</text:p>
      <text:p text:style-name="Standard">hint: is subject to change. To configure the initial branch name to use in all</text:p>
      <text:p text:style-name="Standard">hint: of your new repositories, which will suppress this warning, call:</text:p>
      <text:p text:style-name="Standard">hint: </text:p>
      <text:p text:style-name="Standard">hint: <text:tab/>git config --global init.defaultBranch &lt;name&gt;</text:p>
      <text:p text:style-name="Standard">hint: </text:p>
      <text:p text:style-name="Standard">hint: Names commonly chosen instead of 'master' are 'main', 'trunk' and</text:p>
      <text:p text:style-name="Standard">hint: 'development'. The just-created branch can be renamed via this command:</text:p>
      <text:p text:style-name="Standard">hint: </text:p>
      <text:p text:style-name="Standard">hint: <text:tab/>git branch -m &lt;name&gt;</text:p>
      <text:p text:style-name="Standard">Initialized empty Git repository in /home/ubuntu/Documents/Simple Web Flask/rp_flask_board/.git/</text:p>
      <text:p text:style-name="Standard">(venv) ubuntu@wahyu-rohman:~/Documents/Simple Web Flask/rp_flask_board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board/</text:p>
      <text:p text:style-name="Standard"><text:tab/>venv/</text:p>
      <text:p text:style-name="Standard"/>
      <text:p text:style-name="Standard">nothing added to commit but untracked files present (use "git add" to track)</text:p>
      <text:p text:style-name="Standard">(venv) ubuntu@wahyu-rohman:~/Documents/Simple Web Flask/rp_flask_board$ git add board</text:p>
      <text:p text:style-name="Standard">(venv) ubuntu@wahyu-rohman:~/Documents/Simple Web Flask/rp_flask_board$ git commit -m "first commit"</text:p>
      <text:p text:style-name="Standard">[master (root-commit) 223bace] first commit</text:p>
      <text:p text:style-name="Standard"><text:s/>9 files changed, 101 insertions(+)</text:p>
      <text:p text:style-name="Standard"><text:s/>create mode 100644 board/__init__.py</text:p>
      <text:p text:style-name="Standard"><text:s/>create mode 100644 board/__pycache__/__init__.cpython-310.pyc</text:p>
      <text:p text:style-name="Standard"><text:s/>create mode 100644 board/__pycache__/pages.cpython-310.pyc</text:p>
      <text:p text:style-name="Standard"><text:s/>create mode 100644 board/pages.py</text:p>
      <text:p text:style-name="Standard"><text:s/>create mode 100644 board/static/styles.css</text:p>
      <text:p text:style-name="Standard"><text:s/>create mode 100644 board/templates/_navigation.html</text:p>
      <text:p text:style-name="Standard"><text:s/>create mode 100644 board/templates/base.html</text:p>
      <text:p text:style-name="Standard"><text:s/>create mode 100644 board/templates/pages/about.html</text:p>
      <text:p text:style-name="Standard"><text:s/>create mode 100644 board/templates/pages/home.html</text:p>
      <text:p text:style-name="Standard">(venv) ubuntu@wahyu-rohman:~/Documents/Simple Web Flask/rp_flask_board$ sudo apt install gh</text:p>
      <text:p text:style-name="Standard">[sudo] password for ubuntu: </text:p>
      <text:p text:style-name="Standard">Reading package lists... Done</text:p>
      <text:p text:style-name="Standard"><text:soft-page-break/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wpe-1.0-1 libwpebackend-fdo-1.0-1</text:p>
      <text:p text:style-name="Standard">Use 'sudo apt autoremove' to remove them.</text:p>
      <text:p text:style-name="Standard">The following NEW packages will be installed:</text:p>
      <text:p text:style-name="Standard"><text:s text:c="2"/>gh</text:p>
      <text:p text:style-name="Standard">0 upgraded, 1 newly installed, 0 to remove and 0 not upgraded.</text:p>
      <text:p text:style-name="Standard">Need to get 6.242 kB of archives.</text:p>
      <text:p text:style-name="Standard">After this operation, 33,7 MB of additional disk space will be used.</text:p>
      <text:p text:style-name="Standard">Get:1 http://id.archive.ubuntu.com/ubuntu jammy/universe amd64 gh amd64 2.4.0+dfsg1-2 [6.242 kB]</text:p>
      <text:p text:style-name="Standard">Fetched 6.242 kB in 1min 16s (82,0 kB/s) <text:s text:c="27"/></text:p>
      <text:p text:style-name="Standard">Selecting previously unselected package gh.</text:p>
      <text:p text:style-name="Standard">(Reading database ... 209985 files and directories currently installe</text:p>
      <text:p text:style-name="Standard">d.)</text:p>
      <text:p text:style-name="Standard">Preparing to unpack .../gh_2.4.0+dfsg1-2_amd64.deb ...</text:p>
      <text:p text:style-name="Standard">Unpacking gh (2.4.0+dfsg1-2) ...</text:p>
      <text:p text:style-name="Standard">Setting up gh (2.4.0+dfsg1-2) ...</text:p>
      <text:p text:style-name="Standard">Processing triggers for man-db (2.10.2-1) ...</text:p>
      <text:p text:style-name="Standard">(venv) ubuntu@wahyu-rohman:~/Documents/Simple Web Flask/rp_flask_board$ gh auth login</text:p>
      <text:p text:style-name="Standard">? What account do you want to log into? GitHub.com</text:p>
      <text:p text:style-name="Standard">? What is your preferred protocol for Git operations? HTTPS</text:p>
      <text:p text:style-name="Standard">? Authenticate Git with your GitHub credentials? Yes</text:p>
      <text:p text:style-name="Standard">? How would you like to authenticate GitHub CLI? Login with a web browser</text:p>
      <text:p text:style-name="Standard"/>
      <text:p text:style-name="Standard">! First copy your one-time code: 4FFF-CB12</text:p>
      <text:p text:style-name="Standard">- Press Enter to open github.com in your browser... </text:p>
      <text:p text:style-name="Standard">Gtk-Message: 20:18:30.541: Not loading module "atk-bridge": The functionality is provided by GTK natively. Please try to not load it.</text:p>
      <text:p text:style-name="Standard"/>
      <text:p text:style-name="Standard">✓ Authentication complete. Press Enter to continue...</text:p>
      <text:p text:style-name="Standard">- gh config set -h github.com git_protocol https</text:p>
      <text:p text:style-name="Standard">✓ Configured git protocol</text:p>
      <text:p text:style-name="Standard">✓ Logged in as wahyurohmann</text:p>
      <text:p text:style-name="Standard">(venv) ubuntu@wahyu-rohman:~/Documents/Simple Web Flask/rp_flask_board$ git branch -M main</text:p>
      <text:p text:style-name="Standard">(venv) ubuntu@wahyu-rohman:~/Documents/Simple Web Flask/rp_flask_board$ git remote add origin https://github.com/wahyurohmann/rp_flask_board.git</text:p>
      <text:p text:style-name="Standard">(venv) ubuntu@wahyu-rohman:~/Documents/Simple Web Flask/rp_flask_board$ git push -u origin main</text:p>
      <text:p text:style-name="Standard">Enumerating objects: 16, done.</text:p>
      <text:p text:style-name="Standard">Counting objects: 100% (16/16), done.</text:p>
      <text:p text:style-name="Standard">Delta compression using up to 4 threads</text:p>
      <text:p text:style-name="Standard">Compressing objects: 100% (14/14), done.</text:p>
      <text:p text:style-name="Standard">Writing objects: 100% (16/16), 2.45 KiB | 838.00 KiB/s, done.</text:p>
      <text:p text:style-name="Standard">Total 16 (delta 0), reused 0 (delta 0), pack-reused 0</text:p>
      <text:p text:style-name="Standard">To https://github.com/wahyurohmann/rp_flask_board.git</text:p>
      <text:p text:style-name="Standard"><text:s/>* [new branch] <text:s text:c="5"/>main -&gt; main</text:p>
      <text:p text:style-name="Standard">Branch 'main' set up to track remote branch 'main' from 'origin'.</text:p>
      <text:p text:style-name="Standard">(venv) ubuntu@wahyu-rohman:~/Documents/Simple Web Flask/rp_flask_board$ python3 -m pip install click</text:p>
      <text:p text:style-name="Standard"><text:soft-page-break/>Requirement already satisfied: click in ./venv/lib/python3.10/site-packages (8.1.7)</text:p>
      <text:p text:style-name="Standard">(venv) ubuntu@wahyu-rohman:~/Documents/Simple Web Flask/rp_flask_board$ python3 -m pip install python-dotenv</text:p>
      <text:p text:style-name="Standard">Collecting python-dotenv</text:p>
      <text:p text:style-name="Standard"><text:s text:c="2"/>Downloading python_dotenv-1.0.1-py3-none-any.whl (19 kB)</text:p>
      <text:p text:style-name="Standard">Installing collected packages: python-dotenv</text:p>
      <text:p text:style-name="Standard">Successfully installed python-dotenv-1.0.1</text:p>
      <text:p text:style-name="Standard">(venv) ubuntu@wahyu-rohman:~/Documents/Simple Web Flask/rp_flask_board$ python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20:25:02] "GET /about HTTP/1.1" 200 -</text:p>
      <text:p text:style-name="Standard">127.0.0.1 - - [16/Sep/2024 20:25:02] "GET /static/styles.css HTTP/1.1" 304 -</text:p>
      <text:p text:style-name="Standard">127.0.0.1 - - [16/Sep/2024 20:28:18] "GET / HTTP/1.1" 200 -</text:p>
      <text:p text:style-name="Standard">127.0.0.1 - - [16/Sep/2024 20:28:18] "GET /static/styles.css HTTP/1.1" 304 -</text:p>
      <text:p text:style-name="Standard">127.0.0.1 - - [16/Sep/2024 20:28:22] "GET /about HTTP/1.1" 200 -</text:p>
      <text:p text:style-name="Standard">127.0.0.1 - - [16/Sep/2024 20:28:22] "GET /static/styles.css HTTP/1.1" 304 -</text:p>
      <text:p text:style-name="Standard">127.0.0.1 - - [16/Sep/2024 20:28:24] "GET / HTTP/1.1" 200 -</text:p>
      <text:p text:style-name="Standard">127.0.0.1 - - [16/Sep/2024 20:28:24] "GET /static/styles.css HTTP/1.1" 304 -</text:p>
      <text:p text:style-name="Standard">^C(venv) ubuntu@wahyu-rohman:~/Documents/Simple Web Flask/rp_flask_board$ cd board/templates</text:p>
      <text:p text:style-name="Standard">(venv) ubuntu@wahyu-rohman:~/Documents/Simple Web Flask/rp_flask_board/board/templates$ mkdir posts</text:p>
      <text:p text:style-name="Standard">(venv) ubuntu@wahyu-rohman:~/Documents/Simple Web Flask/rp_flask_board/board/templates$ cd posts</text:p>
      <text:p text:style-name="Standard">(venv) ubuntu@wahyu-rohman:~/Documents/Simple Web Flask/rp_flask_board/board/templates/posts$ vim create.html</text:p>
      <text:p text:style-name="Standard">(venv) ubuntu@wahyu-rohman:~/Documents/Simple Web Flask/rp_flask_board/board/templates/posts$ vim posts.html</text:p>
      <text:p text:style-name="Standard">(venv) ubuntu@wahyu-rohman:~/Documents/Simple Web Flask/rp_flask_board/board/templates/posts$ cd ..</text:p>
      <text:p text:style-name="Standard">(venv) ubuntu@wahyu-rohman:~/Documents/Simple Web Flask/rp_flask_board/board/templates$ cd ..</text:p>
      <text:p text:style-name="Standard">(venv) ubuntu@wahyu-rohman:~/Documents/Simple Web Flask/rp_flask_board/board$ vim posts.py</text:p>
      <text:p text:style-name="Standard">(venv) ubuntu@wahyu-rohman:~/Documents/Simple Web Flask/rp_flask_board/board$ vim __init__.py</text:p>
      <text:p text:style-name="Standard">(venv) ubuntu@wahyu-rohman:~/Documents/Simple Web Flask/rp_flask_board/board$ cd ..</text:p>
      <text:p text:style-name="Standard">(venv) ubuntu@wahyu-rohman:~/Documents/Simple Web Flask/rp_flask_board$ python -m flask --app board run --port 8000 --debug</text:p>
      <text:p text:style-name="Standard">Traceback (most recent call last):</text:p>
      <text:p text:style-name="Standard"><text:s text:c="2"/>File "/usr/lib/python3.10/runpy.py", line 196, in _run_module_as_main</text:p>
      <text:p text:style-name="Standard"><text:s text:c="4"/>return _run_code(code, main_globals, None,</text:p>
      <text:p text:style-name="Standard"><text:s text:c="2"/>File "/usr/lib/python3.10/runpy.py", line 86, in _run_code</text:p>
      <text:p text:style-name="Standard"><text:s text:c="4"/>exec(code, run_globals)</text:p>
      <text:p text:style-name="Standard"><text:soft-page-break/><text:s text:c="2"/>File "/home/ubuntu/Documents/Simple Web Flask/rp_flask_board/venv/lib/python3.10/site-packages/flask/__main__.py", line 3, in &lt;module&gt;</text:p>
      <text:p text:style-name="Standard"><text:s text:c="4"/>main()</text:p>
      <text:p text:style-name="Standard"><text:s text:c="2"/>File "/home/ubuntu/Documents/Simple Web Flask/rp_flask_board/venv/lib/python3.10/site-packages/flask/cli.py", line 1105, in main</text:p>
      <text:p text:style-name="Standard"><text:s text:c="4"/>cli.main()</text:p>
      <text:p text:style-name="Standard"><text:s text:c="2"/>File "/home/ubuntu/Documents/Simple Web Flask/rp_flask_board/venv/lib/python3.10/site-packages/click/core.py", line 1078, in main</text:p>
      <text:p text:style-name="Standard"><text:s text:c="4"/>rv = self.invoke(ctx)</text:p>
      <text:p text:style-name="Standard"><text:s text:c="2"/>File "/home/ubuntu/Documents/Simple Web Flask/rp_flask_board/venv/lib/python3.10/site-packages/click/core.py", line 1688, in invoke</text:p>
      <text:p text:style-name="Standard"><text:s text:c="4"/>return _process_result(sub_ctx.command.invoke(sub_ctx))</text:p>
      <text:p text:style-name="Standard"><text:s text:c="2"/>File "/home/ubuntu/Documents/Simple Web Flask/rp_flask_board/venv/lib/python3.10/site-packages/click/core.py", line 1434, in invoke</text:p>
      <text:p text:style-name="Standard"><text:s text:c="4"/>return ctx.invoke(self.callback, **ctx.param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click/decorators.py", line 92, in new_func</text:p>
      <text:p text:style-name="Standard"><text:s text:c="4"/>return ctx.invoke(f, obj, *args, **kwarg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flask/cli.py", line 953, in run_command</text:p>
      <text:p text:style-name="Standard"><text:s text:c="4"/>raise e from None</text:p>
      <text:p text:style-name="Standard"><text:s text:c="2"/>File "/home/ubuntu/Documents/Simple Web Flask/rp_flask_board/venv/lib/python3.10/site-packages/flask/cli.py", line 937, in run_command</text:p>
      <text:p text:style-name="Standard"><text:s text:c="4"/>app: WSGIApplication = info.load_app()</text:p>
      <text:p text:style-name="Standard"><text:s text:c="2"/>File "/home/ubuntu/Documents/Simple Web Flask/rp_flask_board/venv/lib/python3.10/site-packages/flask/cli.py", line 335, in load_app</text:p>
      <text:p text:style-name="Standard"><text:s text:c="4"/>app = locate_app(import_name, name)</text:p>
      <text:p text:style-name="Standard"><text:s text:c="2"/>File "/home/ubuntu/Documents/Simple Web Flask/rp_flask_board/venv/lib/python3.10/site-packages/flask/cli.py", line 262, in locate_app</text:p>
      <text:p text:style-name="Standard"><text:s text:c="4"/>return find_best_app(module)</text:p>
      <text:p text:style-name="Standard"><text:s text:c="2"/>File "/home/ubuntu/Documents/Simple Web Flask/rp_flask_board/venv/lib/python3.10/site-packages/flask/cli.py", line 72, in find_best_app</text:p>
      <text:p text:style-name="Standard"><text:s text:c="4"/>app = app_factory()</text:p>
      <text:p text:style-name="Standard"><text:s text:c="2"/>File "/home/ubuntu/Documents/Simple Web Flask/rp_flask_board/board/__init__.py", line 9, in create_app</text:p>
      <text:p text:style-name="Standard"><text:s text:c="4"/>app.register_blueprint(posts.bp)</text:p>
      <text:p text:style-name="Standard">(venv) ubuntu@wahyu-rohman:~/Documents/Simple Web Flask/rp_flask_board$ python3 -m flask --app board run --port 8000 --debug</text:p>
      <text:p text:style-name="Standard">Traceback (most recent call last):</text:p>
      <text:p text:style-name="Standard"><text:s text:c="2"/>File "/usr/lib/python3.10/runpy.py", line 196, in _run_module_as_main</text:p>
      <text:p text:style-name="Standard"><text:s text:c="4"/>return _run_code(code, main_globals, None,</text:p>
      <text:p text:style-name="Standard"><text:s text:c="2"/>File "/usr/lib/python3.10/runpy.py", line 86, in _run_code</text:p>
      <text:p text:style-name="Standard"><text:s text:c="4"/>exec(code, run_globals)</text:p>
      <text:p text:style-name="Standard"><text:s text:c="2"/>File "/home/ubuntu/Documents/Simple Web Flask/rp_flask_board/venv/lib/python3.10/site-packages/flask/__main__.py", line 3, in &lt;module&gt;</text:p>
      <text:p text:style-name="Standard"><text:s text:c="4"/>main()</text:p>
      <text:p text:style-name="Standard"><text:soft-page-break/><text:s text:c="2"/>File "/home/ubuntu/Documents/Simple Web Flask/rp_flask_board/venv/lib/python3.10/site-packages/flask/cli.py", line 1105, in main</text:p>
      <text:p text:style-name="Standard"><text:s text:c="4"/>cli.main()</text:p>
      <text:p text:style-name="Standard"><text:s text:c="2"/>File "/home/ubuntu/Documents/Simple Web Flask/rp_flask_board/venv/lib/python3.10/site-packages/click/core.py", line 1078, in main</text:p>
      <text:p text:style-name="Standard"><text:s text:c="4"/>rv = self.invoke(ctx)</text:p>
      <text:p text:style-name="Standard"><text:s text:c="2"/>File "/home/ubuntu/Documents/Simple Web Flask/rp_flask_board/venv/lib/python3.10/site-packages/click/core.py", line 1688, in invoke</text:p>
      <text:p text:style-name="Standard"><text:s text:c="4"/>return _process_result(sub_ctx.command.invoke(sub_ctx))</text:p>
      <text:p text:style-name="Standard"><text:s text:c="2"/>File "/home/ubuntu/Documents/Simple Web Flask/rp_flask_board/venv/lib/python3.10/site-packages/click/core.py", line 1434, in invoke</text:p>
      <text:p text:style-name="Standard"><text:s text:c="4"/>return ctx.invoke(self.callback, **ctx.param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click/decorators.py", line 92, in new_func</text:p>
      <text:p text:style-name="Standard"><text:s text:c="4"/>return ctx.invoke(f, obj, *args, **kwarg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flask/cli.py", line 953, in run_command</text:p>
      <text:p text:style-name="Standard"><text:s text:c="4"/>raise e from None</text:p>
      <text:p text:style-name="Standard"><text:s text:c="2"/>File "/home/ubuntu/Documents/Simple Web Flask/rp_flask_board/venv/lib/python3.10/site-packages/flask/cli.py", line 937, in run_command</text:p>
      <text:p text:style-name="Standard"><text:s text:c="4"/>app: WSGIApplication = info.load_app()</text:p>
      <text:p text:style-name="Standard"><text:s text:c="2"/>File "/home/ubuntu/Documents/Simple Web Flask/rp_flask_board/venv/lib/python3.10/site-packages/flask/cli.py", line 335, in load_app</text:p>
      <text:p text:style-name="Standard"><text:s text:c="4"/>app = locate_app(import_name, name)</text:p>
      <text:p text:style-name="Standard"><text:s text:c="2"/>File "/home/ubuntu/Documents/Simple Web Flask/rp_flask_board/venv/lib/python3.10/site-packages/flask/cli.py", line 262, in locate_app</text:p>
      <text:p text:style-name="Standard"><text:s text:c="4"/>return find_best_app(module)</text:p>
      <text:p text:style-name="Standard"><text:s text:c="2"/>File "/home/ubuntu/Documents/Simple Web Flask/rp_flask_board/venv/lib/python3.10/site-packages/flask/cli.py", line 72, in find_best_app</text:p>
      <text:p text:style-name="Standard"><text:s text:c="4"/>app = app_factory()</text:p>
      <text:p text:style-name="Standard"><text:s text:c="2"/>File "/home/ubuntu/Documents/Simple Web Flask/rp_flask_board/board/__init__.py", line 9, in create_app</text:p>
      <text:p text:style-name="Standard"><text:s text:c="4"/>app.register_blueprint(posts.bp)</text:p>
      <text:p text:style-name="Standard">NameError: name 'posts' is not defined</text:p>
      <text:p text:style-name="Standard">(venv) ubuntu@wahyu-rohman:~/Documents/Simple Web Flask/rp_flask_board$ python3 -m flask --app board run --port 8000 --debug</text:p>
      <text:p text:style-name="Standard">Traceback (most recent call last):</text:p>
      <text:p text:style-name="Standard"><text:s text:c="2"/>File "/usr/lib/python3.10/runpy.py", line 196, in _run_module_as_main</text:p>
      <text:p text:style-name="Standard"><text:s text:c="4"/>return _run_code(code, main_globals, None,</text:p>
      <text:p text:style-name="Standard"><text:s text:c="2"/>File "/usr/lib/python3.10/runpy.py", line 86, in _run_code</text:p>
      <text:p text:style-name="Standard"><text:s text:c="4"/>exec(code, run_globals)</text:p>
      <text:p text:style-name="Standard"><text:s text:c="2"/>File "/home/ubuntu/Documents/Simple Web Flask/rp_flask_board/venv/lib/python3.10/site-packages/flask/__main__.py", line 3, in &lt;module&gt;</text:p>
      <text:p text:style-name="Standard"><text:s text:c="4"/>main()</text:p>
      <text:p text:style-name="Standard"><text:s text:c="2"/>File "/home/ubuntu/Documents/Simple Web Flask/rp_flask_board/venv/lib/python3.10/site-packages/flask/cli.py", line 1105, in main</text:p>
      <text:p text:style-name="Standard"><text:soft-page-break/><text:s text:c="4"/>cli.main()</text:p>
      <text:p text:style-name="Standard"><text:s text:c="2"/>File "/home/ubuntu/Documents/Simple Web Flask/rp_flask_board/venv/lib/python3.10/site-packages/click/core.py", line 1078, in main</text:p>
      <text:p text:style-name="Standard"><text:s text:c="4"/>rv = self.invoke(ctx)</text:p>
      <text:p text:style-name="Standard"><text:s text:c="2"/>File "/home/ubuntu/Documents/Simple Web Flask/rp_flask_board/venv/lib/python3.10/site-packages/click/core.py", line 1688, in invoke</text:p>
      <text:p text:style-name="Standard"><text:s text:c="4"/>return _process_result(sub_ctx.command.invoke(sub_ctx))</text:p>
      <text:p text:style-name="Standard"><text:s text:c="2"/>File "/home/ubuntu/Documents/Simple Web Flask/rp_flask_board/venv/lib/python3.10/site-packages/click/core.py", line 1434, in invoke</text:p>
      <text:p text:style-name="Standard"><text:s text:c="4"/>return ctx.invoke(self.callback, **ctx.param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click/decorators.py", line 92, in new_func</text:p>
      <text:p text:style-name="Standard"><text:s text:c="4"/>return ctx.invoke(f, obj, *args, **kwarg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flask/cli.py", line 953, in run_command</text:p>
      <text:p text:style-name="Standard"><text:s text:c="4"/>raise e from None</text:p>
      <text:p text:style-name="Standard"><text:s text:c="2"/>File "/home/ubuntu/Documents/Simple Web Flask/rp_flask_board/venv/lib/python3.10/site-packages/flask/cli.py", line 937, in run_command</text:p>
      <text:p text:style-name="Standard"><text:s text:c="4"/>app: WSGIApplication = info.load_app()</text:p>
      <text:p text:style-name="Standard"><text:s text:c="2"/>File "/home/ubuntu/Documents/Simple Web Flask/rp_flask_board/venv/lib/python3.10/site-packages/flask/cli.py", line 335, in load_app</text:p>
      <text:p text:style-name="Standard"><text:s text:c="4"/>app = locate_app(import_name, name)</text:p>
      <text:p text:style-name="Standard"><text:s text:c="2"/>File "/home/ubuntu/Documents/Simple Web Flask/rp_flask_board/venv/lib/python3.10/site-packages/flask/cli.py", line 262, in locate_app</text:p>
      <text:p text:style-name="Standard"><text:s text:c="4"/>return find_best_app(module)</text:p>
      <text:p text:style-name="Standard"><text:s text:c="2"/>File "/home/ubuntu/Documents/Simple Web Flask/rp_flask_board/venv/lib/python3.10/site-packages/flask/cli.py", line 72, in find_best_app</text:p>
      <text:p text:style-name="Standard"><text:s text:c="4"/>app = app_factory()</text:p>
      <text:p text:style-name="Standard"><text:s text:c="2"/>File "/home/ubuntu/Documents/Simple Web Flask/rp_flask_board/board/__init__.py", line 9, in create_app</text:p>
      <text:p text:style-name="Standard"><text:s text:c="4"/>app.register_blueprint(posts.bp)</text:p>
      <text:p text:style-name="Standard">NameError: name 'posts' is not defined</text:p>
      <text:p text:style-name="Standard">(venv) ubuntu@wahyu-rohman:~/Documents/Simple Web Flask/rp_flask_boar(venv) ubuntu@wahyu-rohman:~/Documents/Simple Web Flask/rp_flask_boar(venv) ubuntu@wahyu-rohman:~/Documents/Simple Web Flask/rp_flask_board$ l</text:p>
      <text:p text:style-name="Standard">s board</text:p>
      <text:p text:style-name="Standard">__init__.py <text:s/>pages.py <text:s/>posts.py <text:s/>__pycache__ <text:s/>static <text:s/>templates</text:p>
      <text:p text:style-name="Standard">(venv) ubuntu@wahyu-rohman:~/Documents/Simple Web Flask/rp_flask_board$ vim board/__init__.py</text:p>
      <text:p text:style-name="Standard">(venv) ubuntu@wahyu-rohman:~/Documents/Simple Web Flask/rp_flask_board$ python3 -m flask --app board run --port 8000 --debug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<text:soft-page-break/>Press CTRL+C to quit</text:p>
      <text:p text:style-name="Standard"><text:s/>* Restarting with stat</text:p>
      <text:p text:style-name="Standard"><text:s/>* Debugger is active!</text:p>
      <text:p text:style-name="Standard"><text:s/>* Debugger PIN: 110-888-144</text:p>
      <text:p text:style-name="Standard">127.0.0.1 - - [16/Sep/2024 20:40:18] "GET /create HTTP/1.1" 200 -</text:p>
      <text:p text:style-name="Standard">127.0.0.1 - - [16/Sep/2024 20:40:18] "GET /static/styles.css HTTP/1.1" 304 -</text:p>
      <text:p text:style-name="Standard">^C(venv) ubuntu@wahyu-rohman:~/Documents/Simple Web Flask/rp_flask_board$ pwd</text:p>
      <text:p text:style-name="Standard">/home/ubuntu/Documents/Simple Web Flask/rp_flask_board</text:p>
      <text:p text:style-name="Standard">(venv) ubuntu@wahyu-rohman:~/Documents/Simple Web Flask/rp_flask_board$ python3</text:p>
      <text:p text:style-name="Standard">Python 3.10.12 (main, Jul 29 2024, 16:56:48) [GCC 11.4.0] on linux</text:p>
      <text:p text:style-name="Standard">Type "help", "copyright", "credits" or "license" for more information.</text:p>
      <text:p text:style-name="Standard">&gt;&gt;&gt; import secrets</text:p>
      <text:p text:style-name="Standard">&gt;&gt;&gt; secrets.token_hex()</text:p>
      <text:p text:style-name="Standard">'84f64dcb2b6cabc8e5422c57e189ca67a8f07fd293447c55a108f784e4667d94'</text:p>
      <text:p text:style-name="Standard">&gt;&gt;&gt; </text:p>
      <text:p text:style-name="Standard">(venv) ubuntu@wahyu-rohman:~/Documents/Simple Web Flask/rp_flask_board$ vim .env</text:p>
      <text:p text:style-name="Standard">(venv) ubuntu@wahyu-rohman:~/Documents/Simple Web Flask/rp_flask_board$ vim .citignore.env</text:p>
      <text:p text:style-name="Standard">(venv) ubuntu@wahyu-rohman:~/Documents/Simple Web Flask/rp_flask_board$ rm .citignore.env</text:p>
      <text:p text:style-name="Standard">(venv) ubuntu@wahyu-rohman:~/Documents/Simple Web Flask/rp_flask_board$ vim gitignore</text:p>
      <text:p text:style-name="Standard">(venv) ubuntu@wahyu-rohman:~/Documents/Simple Web Flask/rp_flask_board$ git status</text:p>
      <text:p text:style-name="Standard">On branch main</text:p>
      <text:p text:style-name="Standard">Your branch is up to date with 'origin/main'.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board/__init__.py</text:p>
      <text:p text:style-name="Standard"><text:tab/>modified: <text:s text:c="2"/>board/__pycache__/__init__.cpython-310.pyc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.env</text:p>
      <text:p text:style-name="Standard"><text:tab/>board/__pycache__/posts.cpython-310.pyc</text:p>
      <text:p text:style-name="Standard"><text:tab/>board/posts.py</text:p>
      <text:p text:style-name="Standard"><text:tab/>board/templates/posts/</text:p>
      <text:p text:style-name="Standard"><text:tab/>gitignore</text:p>
      <text:p text:style-name="Standard"><text:tab/>venv/</text:p>
      <text:p text:style-name="Standard"/>
      <text:p text:style-name="Standard">no changes added to commit (use "git add" and/or "git commit -a")</text:p>
      <text:p text:style-name="Standard">(venv) ubuntu@wahyu-rohman:~/Documents/Simple Web Flask/rp_flask_board$ rm gitignore</text:p>
      <text:p text:style-name="Standard">(venv) ubuntu@wahyu-rohman:~/Documents/Simple Web Flask/rp_flask_board$ vim .gitignore</text:p>
      <text:p text:style-name="Standard">(venv) ubuntu@wahyu-rohman:~/Documents/Simple Web Flask/rp_flask_board$ git status</text:p>
      <text:p text:style-name="Standard">On branch main</text:p>
      <text:p text:style-name="Standard">Your branch is up to date with 'origin/main'.</text:p>
      <text:p text:style-name="Standard"/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board/__init__.py</text:p>
      <text:p text:style-name="Standard"><text:tab/>modified: <text:s text:c="2"/>board/__pycache__/__init__.cpython-310.pyc</text:p>
      <text:p text:style-name="Standard"/>
      <text:p text:style-name="Standard"><text:soft-page-break/>Untracked files:</text:p>
      <text:p text:style-name="Standard"><text:s text:c="2"/>(use "git add &lt;file&gt;..." to include in what will be committed)</text:p>
      <text:p text:style-name="Standard"><text:tab/>.gitignore</text:p>
      <text:p text:style-name="Standard"><text:tab/>board/__pycache__/posts.cpython-310.pyc</text:p>
      <text:p text:style-name="Standard"><text:tab/>board/posts.py</text:p>
      <text:p text:style-name="Standard"><text:tab/>board/templates/posts/</text:p>
      <text:p text:style-name="Standard"><text:tab/>venv/</text:p>
      <text:p text:style-name="Standard"/>
      <text:p text:style-name="Standard">no changes added to commit (use "git add" and/or "git commit -a")</text:p>
      <text:p text:style-name="Standard">(venv) ubuntu@wahyu-rohman:~/Documents/Simple Web Flask/rp_flask_board$ git add board</text:p>
      <text:p text:style-name="Standard">(venv) ubuntu@wahyu-rohman:~/Documents/Simple Web Flask/rp_flask_board$ git status</text:p>
      <text:p text:style-name="Standard">On branch main</text:p>
      <text:p text:style-name="Standard">Your branch is up to date with 'origin/main'.</text:p>
      <text:p text:style-name="Standard"/>
      <text:p text:style-name="Standard">Changes to be committed:</text:p>
      <text:p text:style-name="Standard"><text:s text:c="2"/>(use "git restore --staged &lt;file&gt;..." to unstage)</text:p>
      <text:p text:style-name="Standard"><text:tab/>modified: <text:s text:c="2"/>board/__init__.py</text:p>
      <text:p text:style-name="Standard"><text:tab/>modified: <text:s text:c="2"/>board/__pycache__/__init__.cpython-310.pyc</text:p>
      <text:p text:style-name="Standard"><text:tab/>new file: <text:s text:c="2"/>board/__pycache__/posts.cpython-310.pyc</text:p>
      <text:p text:style-name="Standard"><text:tab/>new file: <text:s text:c="2"/>board/posts.py</text:p>
      <text:p text:style-name="Standard"><text:tab/>new file: <text:s text:c="2"/>board/templates/posts/create.html</text:p>
      <text:p text:style-name="Standard"><text:tab/>new file: <text:s text:c="2"/>board/templates/posts/posts.html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.gitignore</text:p>
      <text:p text:style-name="Standard"><text:tab/>venv/</text:p>
      <text:p text:style-name="Standard"/>
      <text:p text:style-name="Standard">(venv) ubuntu@wahyu-rohman:~/Documents/Simple Web Flask/rp_flask_board$ git add .gitignore</text:p>
      <text:p text:style-name="Standard">(venv) ubuntu@wahyu-rohman:~/Documents/Simple Web Flask/rp_flask_board$ git status</text:p>
      <text:p text:style-name="Standard">On branch main</text:p>
      <text:p text:style-name="Standard">Your branch is up to date with 'origin/main'.</text:p>
      <text:p text:style-name="Standard"/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.gitignore</text:p>
      <text:p text:style-name="Standard"><text:tab/>modified: <text:s text:c="2"/>board/__init__.py</text:p>
      <text:p text:style-name="Standard"><text:tab/>modified: <text:s text:c="2"/>board/__pycache__/__init__.cpython-310.pyc</text:p>
      <text:p text:style-name="Standard"><text:tab/>new file: <text:s text:c="2"/>board/__pycache__/posts.cpython-310.pyc</text:p>
      <text:p text:style-name="Standard"><text:tab/>new file: <text:s text:c="2"/>board/posts.py</text:p>
      <text:p text:style-name="Standard"><text:tab/>new file: <text:s text:c="2"/>board/templates/posts/create.html</text:p>
      <text:p text:style-name="Standard"><text:tab/>new file: <text:s text:c="2"/>board/templates/posts/posts.html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venv/</text:p>
      <text:p text:style-name="Standard"/>
      <text:p text:style-name="Standard">(venv) ubuntu@wahyu-rohman:~/Documents/Simple Web Flask/rp_flask_board$ git commit -m "prepare app for interaction"</text:p>
      <text:p text:style-name="Standard">[main 380bc2e] prepare app for interaction</text:p>
      <text:p text:style-name="Standard"><text:s/>7 files changed, 50 insertions(+), 1 deletion(-)</text:p>
      <text:p text:style-name="Standard"><text:s/>create mode 100644 .gitignore</text:p>
      <text:p text:style-name="Standard"><text:soft-page-break/><text:s/>rewrite board/__pycache__/__init__.cpython-310.pyc (99%)</text:p>
      <text:p text:style-name="Standard"><text:s/>create mode 100644 board/__pycache__/posts.cpython-310.pyc</text:p>
      <text:p text:style-name="Standard"><text:s/>create mode 100644 board/posts.py</text:p>
      <text:p text:style-name="Standard"><text:s/>create mode 100644 board/templates/posts/create.html</text:p>
      <text:p text:style-name="Standard"><text:s/>create mode 100644 board/templates/posts/posts.html</text:p>
      <text:p text:style-name="Standard">(venv) ubuntu@wahyu-rohman:~/Documents/Simple Web Flask/rp_flask_board$ git branch</text:p>
      <text:p text:style-name="Standard">* main</text:p>
      <text:p text:style-name="Standard">(venv) ubuntu@wahyu-rohman:~/Documents/Simple Web Flask/rp_flask_board$ git branch dev</text:p>
      <text:p text:style-name="Standard">(venv) ubuntu@wahyu-rohman:~/Documents/Simple Web Flask/rp_flask_board$ git branch</text:p>
      <text:p text:style-name="Standard"><text:s text:c="2"/>dev</text:p>
      <text:p text:style-name="Standard">* main</text:p>
      <text:p text:style-name="Standard">(venv) ubuntu@wahyu-rohman:~/Documents/Simple Web Flask/rp_flask_board$ git checkout dev</text:p>
      <text:p text:style-name="Standard">Switched to branch 'dev'</text:p>
      <text:p text:style-name="Standard">(venv) ubuntu@wahyu-rohman:~/Documents/Simple Web Flask/rp_flask_board$ git branch</text:p>
      <text:p text:style-name="Standard">* dev</text:p>
      <text:p text:style-name="Standard"><text:s text:c="2"/>main</text:p>
      <text:p text:style-name="Standard">(venv) ubuntu@wahyu-rohman:~/Documents/Simple Web Flask/rp_flask_board$ git push -u origin dev</text:p>
      <text:p text:style-name="Standard">Enumerating objects: 19, done.</text:p>
      <text:p text:style-name="Standard">Counting objects: 100% (19/19), done.</text:p>
      <text:p text:style-name="Standard">Delta compression using up to 4 threads</text:p>
      <text:p text:style-name="Standard">Compressing objects: 100% (12/12), done.</text:p>
      <text:p text:style-name="Standard">Writing objects: 100% (13/13), 2.22 KiB | 756.00 KiB/s, done.</text:p>
      <text:p text:style-name="Standard">Total 13 (delta 2), reused 0 (delta 0), pack-reused 0</text:p>
      <text:p text:style-name="Standard">remote: Resolving deltas: 100% (2/2), completed with 2 local objects.</text:p>
      <text:p text:style-name="Standard">remote: </text:p>
      <text:p text:style-name="Standard">remote: Create a pull request for 'dev' on GitHub by visiting:</text:p>
      <text:p text:style-name="Standard">remote: <text:s text:c="5"/>https://github.com/wahyurohmann/rp_flask_board/pull/new/dev</text:p>
      <text:p text:style-name="Standard">remote: </text:p>
      <text:p text:style-name="Standard">To https://github.com/wahyurohmann/rp_flask_board.git</text:p>
      <text:p text:style-name="Standard"><text:s/>* [new branch] <text:s text:c="5"/>dev -&gt; dev</text:p>
      <text:p text:style-name="Standard">Branch 'dev' set up to track remote branch 'dev' from 'origin'.</text:p>
      <text:p text:style-name="Standard">(venv) ubuntu@wahyu-rohman:~/Documents/Simple Web Flask/rp_flask_board$ cd board</text:p>
      <text:p text:style-name="Standard">(venv) ubuntu@wahyu-rohman:~/Documents/Simple Web Flask/rp_flask_board/board$ vim schema.sql</text:p>
      <text:p text:style-name="Standard">(venv) ubuntu@wahyu-rohman:~/Documents/Simple Web Flask/rp_flask_board/board$ vim database.py</text:p>
      <text:p text:style-name="Standard">(venv) ubuntu@wahyu-rohman:~/Documents/Simple Web Flask/rp_flask_board/board$ vim __init__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<text:soft-page-break/>Using Database: board.sqlite</text:p>
      <text:p text:style-name="Standard"><text:s/>* Debugger is active!</text:p>
      <text:p text:style-name="Standard">(venv) ubuntu@wahyu-rohman:~/Documents/Simple Web Flask/rp_flask_boar(venv) ubuntu@wahyu-rohman:~/Documents/Simple Web Flask/rp_flask_board$ cd board</text:p>
      <text:p text:style-name="Standard">(venv) ubuntu@wahyu-rohman:~/Documents/Simple Web Flask/rp_flask_board/board$ vim database.py</text:p>
      <text:p text:style-name="Standard">(venv) ubuntu@wahyu-rohman:~/Documents/Simple Web Flask/rp_flask_board/board$ vim posts.py</text:p>
      <text:p text:style-name="Standard">(venv) ubuntu@wahyu-rohman:~/Documents/Simple Web Flask/rp_flask_board/board$ vim posts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Using Database: board.sqlite</text:p>
      <text:p text:style-name="Standard"><text:s/>* Debugger is active!</text:p>
      <text:p text:style-name="Standard"><text:s/>* Debugger PIN: 110-888-144</text:p>
      <text:p text:style-name="Standard">127.0.0.1 - - [16/Sep/2024 21:12:35] "GET /create HTTP/1.1" 200 -</text:p>
      <text:p text:style-name="Standard">127.0.0.1 - - [16/Sep/2024 21:12:35] "GET /static/styles.css HTTP/1.1" 304 -</text:p>
      <text:p text:style-name="Standard">127.0.0.1 - - [16/Sep/2024 21:13:15] "POST /create HTTP/1.1" 500 -</text:p>
      <text:p text:style-name="Standard">Traceback (most recent call last):</text:p>
      <text:p text:style-name="Standard"><text:s text:c="2"/>File "/home/ubuntu/Documents/Simple Web Flask/rp_flask_board/venv/lib/python3.10/site-packages/flask/app.py", line 1498, in __call__</text:p>
      <text:p text:style-name="Standard"><text:s text:c="4"/>return self.wsgi_app(environ, start_response)</text:p>
      <text:p text:style-name="Standard"><text:s text:c="2"/>File "/home/ubuntu/Documents/Simple Web Flask/rp_flask_board/venv/lib/python3.10/site-packages/flask/app.py", line 1476, in wsgi_app</text:p>
      <text:p text:style-name="Standard"><text:s text:c="4"/>response = self.handle_exception(e)</text:p>
      <text:p text:style-name="Standard"><text:s text:c="2"/>File "/home/ubuntu/Documents/Simple Web Flask/rp_flask_board/venv/lib/python3.10/site-packages/flask/app.py", line 1473, in wsgi_app</text:p>
      <text:p text:style-name="Standard"><text:s text:c="4"/>response = self.full_dispatch_request()</text:p>
      <text:p text:style-name="Standard"><text:s text:c="2"/>File "/home/ubuntu/Documents/Simple Web Flask/rp_flask_board/venv/lib/python3.10/site-packages/flask/app.py", line 882, in full_dispatch_request</text:p>
      <text:p text:style-name="Standard"><text:s text:c="4"/>rv = self.handle_user_exception(e)</text:p>
      <text:p text:style-name="Standard"><text:s text:c="2"/>File "/home/ubuntu/Documents/Simple Web Flask/rp_flask_board/venv/lib/python3.10/site-packages/flask/app.py", line 880, in full_dispatch_request</text:p>
      <text:p text:style-name="Standard"><text:s text:c="4"/>rv = self.dispatch_request()</text:p>
      <text:p text:style-name="Standard"><text:s text:c="2"/>File "/home/ubuntu/Documents/Simple Web Flask/rp_flask_board/venv/lib/python3.10/site-packages/flask/app.py", line 865, in dispatch_request</text:p>
      <text:p text:style-name="Standard"><text:s text:c="4"/>return self.ensure_sync(self.view_functions[rule.endpoint])(**view_args) <text:s/># type: ignore[no-any-return]</text:p>
      <text:p text:style-name="Standard"><text:s text:c="2"/>File "/home/ubuntu/Documents/Simple Web Flask/rp_flask_board/board/posts.py", line 21, in create</text:p>
      <text:p text:style-name="Standard"><text:s text:c="4"/>db.execute(</text:p>
      <text:p text:style-name="Standard"><text:soft-page-break/>sqlite3.OperationalError: no such table: post</text:p>
      <text:p text:style-name="Standard">127.0.0.1 - - [16/Sep/2024 21:13:15] "GET /create?__debugger__=yes&amp;cmd=resource&amp;f=style.css HTTP/1.1" 200 -</text:p>
      <text:p text:style-name="Standard">127.0.0.1 - - [16/Sep/2024 21:13:15] "GET /create?__debugger__=yes&amp;cmd=resource&amp;f=debugger.js HTTP/1.1" 200 -</text:p>
      <text:p text:style-name="Standard">127.0.0.1 - - [16/Sep/2024 21:13:15] "GET /create?__debugger__=yes&amp;cmd=resource&amp;f=console.png HTTP/1.1" 200 -</text:p>
      <text:p text:style-name="Standard">127.0.0.1 - - [16/Sep/2024 21:13:15] "GET /create?__debugger__=yes&amp;cmd=resource&amp;f=console.png&amp;s=DfEBrMouzFnotJLS4ppV HTTP/1.1" 200 -</text:p>
      <text:p text:style-name="Standard">^C(venv) ubuntu@wahyu-rohman:~/Documents/Simple Web Flask/rp_flask_board$ cd board</text:p>
      <text:p text:style-name="Standard">(venv) ubuntu@wahyu-rohman:~/Documents/Simple Web Flask/rp_flask_board/board$ vim posts.py</text:p>
      <text:p text:style-name="Standard">(venv) ubuntu@wahyu-rohman:~/Documents/Simple Web Flask/rp_flask_board/board$ vim schema.sql</text:p>
      <text:p text:style-name="Standard">(venv) ubuntu@wahyu-rohman:~/Documents/Simple Web Flask/rp_flask_board/board$ vim posts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Using Database: board.sqlite</text:p>
      <text:p text:style-name="Standard"><text:s/>* Debugger is active!</text:p>
      <text:p text:style-name="Standard"><text:s/>* Debugger PIN: 110-888-144</text:p>
      <text:p text:style-name="Standard">127.0.0.1 - - [16/Sep/2024 21:24:11] "GET /create HTTP/1.1" 200 -</text:p>
      <text:p text:style-name="Standard">127.0.0.1 - - [16/Sep/2024 21:24:12] "GET /static/styles.css HTTP/1.1" 200 -</text:p>
      <text:p text:style-name="Standard">127.0.0.1 - - [16/Sep/2024 21:24:20] "POST /create HTTP/1.1" 500 -</text:p>
      <text:p text:style-name="Standard">Traceback (most recent call last):</text:p>
      <text:p text:style-name="Standard"><text:s text:c="2"/>File "/home/ubuntu/Documents/Simple Web Flask/rp_flask_board/venv/lib/python3.10/site-packages/flask/app.py", line 1498, in __call__</text:p>
      <text:p text:style-name="Standard"><text:s text:c="4"/>return self.wsgi_app(environ, start_response)</text:p>
      <text:p text:style-name="Standard"><text:s text:c="2"/>File "/home/ubuntu/Documents/Simple Web Flask/rp_flask_board/venv/lib/python3.10/site-packages/flask/app.py", line 1476, in wsgi_app</text:p>
      <text:p text:style-name="Standard"><text:s text:c="4"/>response = self.handle_exception(e)</text:p>
      <text:p text:style-name="Standard"><text:s text:c="2"/>File "/home/ubuntu/Documents/Simple Web Flask/rp_flask_board/venv/lib/python3.10/site-packages/flask/app.py", line 1473, in wsgi_app</text:p>
      <text:p text:style-name="Standard"><text:s text:c="4"/>response = self.full_dispatch_request()</text:p>
      <text:p text:style-name="Standard"><text:s text:c="2"/>File "/home/ubuntu/Documents/Simple Web Flask/rp_flask_board/venv/lib/python3.10/site-packages/flask/app.py", line 882, in full_dispatch_request</text:p>
      <text:p text:style-name="Standard"><text:s text:c="4"/>rv = self.handle_user_exception(e)</text:p>
      <text:p text:style-name="Standard"><text:s text:c="2"/>File "/home/ubuntu/Documents/Simple Web Flask/rp_flask_board/venv/lib/python3.10/site-packages/flask/app.py", line 880, in full_dispatch_request</text:p>
      <text:p text:style-name="Standard"><text:s text:c="4"/>rv = self.dispatch_request()</text:p>
      <text:p text:style-name="Standard"><text:soft-page-break/><text:s text:c="2"/>File "/home/ubuntu/Documents/Simple Web Flask/rp_flask_board/venv/lib/python3.10/site-packages/flask/app.py", line 865, in dispatch_request</text:p>
      <text:p text:style-name="Standard"><text:s text:c="4"/>return self.ensure_sync(self.view_functions[rule.endpoint])(**view_args) <text:s/># type: ignore[no-any-return]</text:p>
      <text:p text:style-name="Standard"><text:s text:c="2"/>File "/home/ubuntu/Documents/Simple Web Flask/rp_flask_board/board/posts.py", line 21, in create</text:p>
      <text:p text:style-name="Standard"><text:s text:c="4"/>db.execute(</text:p>
      <text:p text:style-name="Standard">sqlite3.OperationalError: no such table: post</text:p>
      <text:p text:style-name="Standard">127.0.0.1 - - [16/Sep/2024 21:24:20] "GET /create?__debugger__=yes&amp;cmd=resource&amp;f=style.css HTTP/1.1" 304 -</text:p>
      <text:p text:style-name="Standard">127.0.0.1 - - [16/Sep/2024 21:24:20] "GET /create?__debugger__=yes&amp;cmd=resource&amp;f=debugger.js HTTP/1.1" 304 -</text:p>
      <text:p text:style-name="Standard">127.0.0.1 - - [16/Sep/2024 21:24:21] "GET /create?__debugger__=yes&amp;cmd=resource&amp;f=console.png&amp;s=GKCCpa4zwvOzDDpp92a1 HTTP/1.1" 200 -</text:p>
      <text:p text:style-name="Standard">^C(venv) ubuntu@wahyu-rohman:~/Documents/Simple Web Flask/rp_flask_board$ cd board</text:p>
      <text:p text:style-name="Standard">(venv) ubuntu@wahyu-rohman:~/Documents/Simple Web Flask/rp_flask_board/board$ ls</text:p>
      <text:p text:style-name="Standard">database.py <text:s/>pages.py <text:s/>__pycache__ <text:s/>static</text:p>
      <text:p text:style-name="Standard">__init__.py <text:s/>posts.py <text:s/>schema.sql <text:s text:c="2"/>templates</text:p>
      <text:p text:style-name="Standard">(venv) ubuntu@wahyu-rohman:~/Documents/Simple Web Flask/rp_flask_board/board$ vim posts.py</text:p>
      <text:p text:style-name="Standard">(venv) ubuntu@wahyu-rohman:~/Documents/Simple Web Flask/rp_flask_board/board$ vim database.py</text:p>
      <text:p text:style-name="Standard">(venv) ubuntu@wahyu-rohman:~/Documents/Simple Web Flask/rp_flask_board/board$ vim schema.sql</text:p>
      <text:p text:style-name="Standard">(venv) ubuntu@wahyu-rohman:~/Documents/Simple Web Flask/rp_flask_board/board$ vim posts.py</text:p>
      <text:p text:style-name="Standard">(venv) ubuntu@wahyu-rohman:~/Documents/Simple Web Flask/rp_flask_board/board$ cd ..</text:p>
      <text:p text:style-name="Standard">(venv) ubuntu@wahyu-rohman:~/Documents/Simple Web Flask/rp_flask_board$ vim .env</text:p>
      <text:p text:style-name="Standard">(venv) ubuntu@wahyu-rohman:~/Documents/Simple Web Flask/rp_flask_board$ cd board</text:p>
      <text:p text:style-name="Standard">(venv) ubuntu@wahyu-rohman:~/Documents/Simple Web Flask/rp_flask_board/board$ vim __init__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Using Database: board.sqlite</text:p>
      <text:p text:style-name="Standard"><text:s/>* Debugger is active!</text:p>
      <text:p text:style-name="Standard"><text:s/>* Debugger PIN: 110-888-144</text:p>
      <text:p text:style-name="Standard">127.0.0.1 - - [16/Sep/2024 22:17:51] "GET /create HTTP/1.1" 200 -</text:p>
      <text:p text:style-name="Standard">127.0.0.1 - - [16/Sep/2024 22:17:52] "GET /static/styles.css HTTP/1.1" 200 -</text:p>
      <text:p text:style-name="Standard">127.0.0.1 - - [16/Sep/2024 22:17:52] "GET /favicon.ico HTTP/1.1" 404 -</text:p>
      <text:p text:style-name="Standard">127.0.0.1 - - [16/Sep/2024 22:18:08] "POST /create HTTP/1.1" 500 -</text:p>
      <text:p text:style-name="Standard"><text:soft-page-break/>Traceback (most recent call last):</text:p>
      <text:p text:style-name="Standard"><text:s text:c="2"/>File "/home/ubuntu/Documents/Simple Web Flask/rp_flask_board/venv/lib/python3.10/site-packages/flask/app.py", line 1498, in __call__</text:p>
      <text:p text:style-name="Standard"><text:s text:c="4"/>return self.wsgi_app(environ, start_response)</text:p>
      <text:p text:style-name="Standard"><text:s text:c="2"/>File "/home/ubuntu/Documents/Simple Web Flask/rp_flask_board/venv/lib/python3.10/site-packages/flask/app.py", line 1476, in wsgi_app</text:p>
      <text:p text:style-name="Standard"><text:s text:c="4"/>response = self.handle_exception(e)</text:p>
      <text:p text:style-name="Standard"><text:s text:c="2"/>File "/home/ubuntu/Documents/Simple Web Flask/rp_flask_board/venv/lib/python3.10/site-packages/flask/app.py", line 1473, in wsgi_app</text:p>
      <text:p text:style-name="Standard"><text:s text:c="4"/>response = self.full_dispatch_request()</text:p>
      <text:p text:style-name="Standard"><text:s text:c="2"/>File "/home/ubuntu/Documents/Simple Web Flask/rp_flask_board/venv/lib/python3.10/site-packages/flask/app.py", line 882, in full_dispatch_request</text:p>
      <text:p text:style-name="Standard"><text:s text:c="4"/>rv = self.handle_user_exception(e)</text:p>
      <text:p text:style-name="Standard"><text:s text:c="2"/>File "/home/ubuntu/Documents/Simple Web Flask/rp_flask_board/venv/lib/python3.10/site-packages/flask/app.py", line 880, in full_dispatch_request</text:p>
      <text:p text:style-name="Standard"><text:s text:c="4"/>rv = self.dispatch_request()</text:p>
      <text:p text:style-name="Standard"><text:s text:c="2"/>File "/home/ubuntu/Documents/Simple Web Flask/rp_flask_board/venv/lib/python3.10/site-packages/flask/app.py", line 865, in dispatch_request</text:p>
      <text:p text:style-name="Standard"><text:s text:c="4"/>return self.ensure_sync(self.view_functions[rule.endpoint])(**view_args) <text:s/># type: ignore[no-any-return]</text:p>
      <text:p text:style-name="Standard"><text:s text:c="2"/>File "/home/ubuntu/Documents/Simple Web Flask/rp_flask_board/board/posts.py", line 21, in create</text:p>
      <text:p text:style-name="Standard"><text:s text:c="4"/>db.execute(</text:p>
      <text:p text:style-name="Standard">sqlite3.OperationalError: no such table: post</text:p>
      <text:p text:style-name="Standard">127.0.0.1 - - [16/Sep/2024 22:18:08] "GET /create?__debugger__=yes&amp;cmd=resource&amp;f=style.css HTTP/1.1" 200 -</text:p>
      <text:p text:style-name="Standard">127.0.0.1 - - [16/Sep/2024 22:18:08] "GET /create?__debugger__=yes&amp;cmd=resource&amp;f=debugger.js HTTP/1.1" 200 -</text:p>
      <text:p text:style-name="Standard">127.0.0.1 - - [16/Sep/2024 22:18:08] "GET /create?__debugger__=yes&amp;cmd=resource&amp;f=console.png&amp;s=3ccrVgBMcFWHFhD65bPz HTTP/1.1" 200 -</text:p>
      <text:p text:style-name="Standard">^C(venv) ubuntu@wahyu-rohman:~/Documents/Simple Web Flask/rp_flask_board$ cd board</text:p>
      <text:p text:style-name="Standard">(venv) ubuntu@wahyu-rohman:~/Documents/Simple Web Flask/rp_flask_board/board$ vim posts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Traceback (most recent call last):</text:p>
      <text:p text:style-name="Standard"><text:s text:c="2"/>File "/usr/lib/python3.10/runpy.py", line 196, in _run_module_as_main</text:p>
      <text:p text:style-name="Standard"><text:s text:c="4"/>return _run_code(code, main_globals, None,</text:p>
      <text:p text:style-name="Standard"><text:s text:c="2"/>File "/usr/lib/python3.10/runpy.py", line 86, in _run_code</text:p>
      <text:p text:style-name="Standard"><text:s text:c="4"/>exec(code, run_globals)</text:p>
      <text:p text:style-name="Standard"><text:s text:c="2"/>File "/home/ubuntu/Documents/Simple Web Flask/rp_flask_board/venv/lib/python3.10/site-packages/flask/__main__.py", line 3, in &lt;module&gt;</text:p>
      <text:p text:style-name="Standard"><text:s text:c="4"/>main()</text:p>
      <text:p text:style-name="Standard"><text:s text:c="2"/>File "/home/ubuntu/Documents/Simple Web Flask/rp_flask_board/venv/lib/python3.10/site-packages/flask/cli.py", line 1105, in main</text:p>
      <text:p text:style-name="Standard"><text:s text:c="4"/>cli.main()</text:p>
      <text:p text:style-name="Standard"><text:s text:c="2"/>File "/home/ubuntu/Documents/Simple Web Flask/rp_flask_board/venv/lib/python3.10/site-packages/click/core.py", line 1078, in main</text:p>
      <text:p text:style-name="Standard"><text:s text:c="4"/>rv = self.invoke(ctx)</text:p>
      <text:p text:style-name="Standard"><text:soft-page-break/><text:s text:c="2"/>File "/home/ubuntu/Documents/Simple Web Flask/rp_flask_board/venv/lib/python3.10/site-packages/click/core.py", line 1688, in invoke</text:p>
      <text:p text:style-name="Standard"><text:s text:c="4"/>return _process_result(sub_ctx.command.invoke(sub_ctx))</text:p>
      <text:p text:style-name="Standard"><text:s text:c="2"/>File "/home/ubuntu/Documents/Simple Web Flask/rp_flask_board/venv/lib/python3.10/site-packages/click/core.py", line 1434, in invoke</text:p>
      <text:p text:style-name="Standard"><text:s text:c="4"/>return ctx.invoke(self.callback, **ctx.param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click/decorators.py", line 92, in new_func</text:p>
      <text:p text:style-name="Standard"><text:s text:c="4"/>return ctx.invoke(f, obj, *args, **kwargs)</text:p>
      <text:p text:style-name="Standard"><text:s text:c="2"/>File "/home/ubuntu/Documents/Simple Web Flask/rp_flask_board/venv/lib/python3.10/site-packages/click/core.py", line 783, in invoke</text:p>
      <text:p text:style-name="Standard"><text:s text:c="4"/>return __callback(*args, **kwargs)</text:p>
      <text:p text:style-name="Standard"><text:s text:c="2"/>File "/home/ubuntu/Documents/Simple Web Flask/rp_flask_board/venv/lib/python3.10/site-packages/flask/cli.py", line 953, in run_command</text:p>
      <text:p text:style-name="Standard"><text:s text:c="4"/>raise e from None</text:p>
      <text:p text:style-name="Standard"><text:s text:c="2"/>File "/home/ubuntu/Documents/Simple Web Flask/rp_flask_board/venv/lib/python3.10/site-packages/flask/cli.py", line 937, in run_command</text:p>
      <text:p text:style-name="Standard"><text:s text:c="4"/>app: WSGIApplication = info.load_app()</text:p>
      <text:p text:style-name="Standard"><text:s text:c="2"/>File "/home/ubuntu/Documents/Simple Web Flask/rp_flask_board/venv/lib/python3.10/site-packages/flask/cli.py", line 335, in load_app</text:p>
      <text:p text:style-name="Standard"><text:s text:c="4"/>app = locate_app(import_name, name)</text:p>
      <text:p text:style-name="Standard"><text:s text:c="2"/>File "/home/ubuntu/Documents/Simple Web Flask/rp_flask_board/venv/lib/python3.10/site-packages/flask/cli.py", line 245, in locate_app</text:p>
      <text:p text:style-name="Standard"><text:s text:c="4"/>__import__(module_name)</text:p>
      <text:p text:style-name="Standard"><text:s text:c="2"/>File "/home/ubuntu/Documents/Simple Web Flask/rp_flask_board/board/__init__.py", line 4, in &lt;module&gt;</text:p>
      <text:p text:style-name="Standard"><text:s text:c="4"/>from board import pages,posts,database</text:p>
      <text:p text:style-name="Standard"><text:s text:c="2"/>File "/home/ubuntu/Documents/Simple Web Flask/rp_flask_board/board/posts.py", line 15</text:p>
      <text:p text:style-name="Standard"><text:s text:c="4"/>if request.method == "POST"</text:p>
      <text:p text:style-name="Standard"><text:s text:c="31"/>^</text:p>
      <text:p text:style-name="Standard">SyntaxError: expected ':'</text:p>
      <text:p text:style-name="Standard">(venv) ubuntu@wahyu-rohman:~/Documents/Simple Web Flask/rp_flask_board$ cd board</text:p>
      <text:p text:style-name="Standard">(venv) ubuntu@wahyu-rohman:~/Documents/Simple Web Flask/rp_flask_board/board$ vim posts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Using Database: board.sqlite</text:p>
      <text:p text:style-name="Standard"><text:s/>* Debugger is active!</text:p>
      <text:p text:style-name="Standard"><text:soft-page-break/><text:s/>* Debugger PIN: 110-888-144</text:p>
      <text:p text:style-name="Standard">127.0.0.1 - - [16/Sep/2024 22:27:57] "GET /create HTTP/1.1" 200 -</text:p>
      <text:p text:style-name="Standard">127.0.0.1 - - [16/Sep/2024 22:27:57] "GET /static/styles.css HTTP/1.1" 200 -</text:p>
      <text:p text:style-name="Standard">127.0.0.1 - - [16/Sep/2024 22:28:10] "POST /create HTTP/1.1" 500 -</text:p>
      <text:p text:style-name="Standard">Traceback (most recent call last):</text:p>
      <text:p text:style-name="Standard"><text:s text:c="2"/>File "/home/ubuntu/Documents/Simple Web Flask/rp_flask_board/venv/lib/python3.10/site-packages/flask/app.py", line 1498, in __call__</text:p>
      <text:p text:style-name="Standard"><text:s text:c="4"/>return self.wsgi_app(environ, start_response)</text:p>
      <text:p text:style-name="Standard"><text:s text:c="2"/>File "/home/ubuntu/Documents/Simple Web Flask/rp_flask_board/venv/lib/python3.10/site-packages/flask/app.py", line 1476, in wsgi_app</text:p>
      <text:p text:style-name="Standard"><text:s text:c="4"/>response = self.handle_exception(e)</text:p>
      <text:p text:style-name="Standard"><text:s text:c="2"/>File "/home/ubuntu/Documents/Simple Web Flask/rp_flask_board/venv/lib/python3.10/site-packages/flask/app.py", line 1473, in wsgi_app</text:p>
      <text:p text:style-name="Standard"><text:s text:c="4"/>response = self.full_dispatch_request()</text:p>
      <text:p text:style-name="Standard"><text:s text:c="2"/>File "/home/ubuntu/Documents/Simple Web Flask/rp_flask_board/venv/lib/python3.10/site-packages/flask/app.py", line 882, in full_dispatch_request</text:p>
      <text:p text:style-name="Standard"><text:s text:c="4"/>rv = self.handle_user_exception(e)</text:p>
      <text:p text:style-name="Standard"><text:s text:c="2"/>File "/home/ubuntu/Documents/Simple Web Flask/rp_flask_board/venv/lib/python3.10/site-packages/flask/app.py", line 880, in full_dispatch_request</text:p>
      <text:p text:style-name="Standard"><text:s text:c="4"/>rv = self.dispatch_request()</text:p>
      <text:p text:style-name="Standard"><text:s text:c="2"/>File "/home/ubuntu/Documents/Simple Web Flask/rp_flask_board/venv/lib/python3.10/site-packages/flask/app.py", line 865, in dispatch_request</text:p>
      <text:p text:style-name="Standard"><text:s text:c="4"/>return self.ensure_sync(self.view_functions[rule.endpoint])(**view_args) <text:s/># type: ignore[no-any-return]</text:p>
      <text:p text:style-name="Standard"><text:s text:c="2"/>File "/home/ubuntu/Documents/Simple Web Flask/rp_flask_board/board/posts.py", line 21, in create</text:p>
      <text:p text:style-name="Standard"><text:s text:c="4"/>db.execute(</text:p>
      <text:p text:style-name="Standard">sqlite3.OperationalError: no such table: post</text:p>
      <text:p text:style-name="Standard">127.0.0.1 - - [16/Sep/2024 22:28:10] "GET /create?__debugger__=yes&amp;cmd=resource&amp;f=style.css HTTP/1.1" 304 -</text:p>
      <text:p text:style-name="Standard">127.0.0.1 - - [16/Sep/2024 22:28:10] "GET /create?__debugger__=yes&amp;cmd=resource&amp;f=debugger.js HTTP/1.1" 304 -</text:p>
      <text:p text:style-name="Standard">127.0.0.1 - - [16/Sep/2024 22:28:10] "GET /create?__debugger__=yes&amp;cmd=resource&amp;f=console.png&amp;s=afSpkM38hhNXJ6Uob3Vw HTTP/1.1" 200 -</text:p>
      <text:p text:style-name="Standard">^C(venv) ubuntu@wahyu-rohman:~/Documents/Simple Web Flask/rp_flask_board$ cd board</text:p>
      <text:p text:style-name="Standard">(venv) ubuntu@wahyu-rohman:~/Documents/Simple Web Flask/rp_flask_board/board$ vim schema.sql</text:p>
      <text:p text:style-name="Standard">(venv) ubuntu@wahyu-rohman:~/Documents/Simple Web Flask/rp_flask_board/board$ vim database.py</text:p>
      <text:p text:style-name="Standard">(venv) ubuntu@wahyu-rohman:~/Documents/Simple Web Flask/rp_flask_board/board$ vim __init__.py</text:p>
      <text:p text:style-name="Standard">(venv) ubuntu@wahyu-rohman:~/Documents/Simple Web Flask/rp_flask_board/board$ vim posts.py</text:p>
      <text:p text:style-name="Standard">(venv) ubuntu@wahyu-rohman:~/Documents/Simple Web Flask/rp_flask_board/board$ cd ..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<text:soft-page-break/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Using Database: board.sqlite</text:p>
      <text:p text:style-name="Standard"><text:s/>* Debugger is active!</text:p>
      <text:p text:style-name="Standard"><text:s/>* Debugger PIN: 110-888-144</text:p>
      <text:p text:style-name="Standard">127.0.0.1 - - [16/Sep/2024 22:43:51] "GET /create HTTP/1.1" 200 -</text:p>
      <text:p text:style-name="Standard">127.0.0.1 - - [16/Sep/2024 22:43:51] "GET /static/styles.css HTTP/1.1" 200 -</text:p>
      <text:p text:style-name="Standard">127.0.0.1 - - [16/Sep/2024 22:44:07] "POST /create HTTP/1.1" 500 -</text:p>
      <text:p text:style-name="Standard">Traceback (most recent call last):</text:p>
      <text:p text:style-name="Standard"><text:s text:c="2"/>File "/home/ubuntu/Documents/Simple Web Flask/rp_flask_board/venv/lib/python3.10/site-packages/flask/app.py", line 1498, in __call__</text:p>
      <text:p text:style-name="Standard"><text:s text:c="4"/>return self.wsgi_app(environ, start_response)</text:p>
      <text:p text:style-name="Standard"><text:s text:c="2"/>File "/home/ubuntu/Documents/Simple Web Flask/rp_flask_board/venv/lib/python3.10/site-packages/flask/app.py", line 1476, in wsgi_app</text:p>
      <text:p text:style-name="Standard"><text:s text:c="4"/>response = self.handle_exception(e)</text:p>
      <text:p text:style-name="Standard"><text:s text:c="2"/>File "/home/ubuntu/Documents/Simple Web Flask/rp_flask_board/venv/lib/python3.10/site-packages/flask/app.py", line 1473, in wsgi_app</text:p>
      <text:p text:style-name="Standard"><text:s text:c="4"/>response = self.full_dispatch_request()</text:p>
      <text:p text:style-name="Standard"><text:s text:c="2"/>File "/home/ubuntu/Documents/Simple Web Flask/rp_flask_board/venv/lib/python3.10/site-packages/flask/app.py", line 882, in full_dispatch_request</text:p>
      <text:p text:style-name="Standard"><text:s text:c="4"/>rv = self.handle_user_exception(e)</text:p>
      <text:p text:style-name="Standard"><text:s text:c="2"/>File "/home/ubuntu/Documents/Simple Web Flask/rp_flask_board/venv/lib/python3.10/site-packages/flask/app.py", line 880, in full_dispatch_request</text:p>
      <text:p text:style-name="Standard"><text:s text:c="4"/>rv = self.dispatch_request()</text:p>
      <text:p text:style-name="Standard"><text:s text:c="2"/>File "/home/ubuntu/Documents/Simple Web Flask/rp_flask_board/venv/lib/python3.10/site-packages/flask/app.py", line 865, in dispatch_request</text:p>
      <text:p text:style-name="Standard"><text:s text:c="4"/>return self.ensure_sync(self.view_functions[rule.endpoint])(**view_args) <text:s/># type: ignore[no-any-return]</text:p>
      <text:p text:style-name="Standard"><text:s text:c="2"/>File "/home/ubuntu/Documents/Simple Web Flask/rp_flask_board/board/posts.py", line 21, in create</text:p>
      <text:p text:style-name="Standard"><text:s text:c="4"/>db.execute(</text:p>
      <text:p text:style-name="Standard">sqlite3.OperationalError: no such table: post</text:p>
      <text:p text:style-name="Standard">127.0.0.1 - - [16/Sep/2024 22:44:07] "GET /create?__debugger__=yes&amp;cmd=resource&amp;f=style.css HTTP/1.1" 304 -</text:p>
      <text:p text:style-name="Standard">127.0.0.1 - - [16/Sep/2024 22:44:07] "GET /create?__debugger__=yes&amp;cmd=resource&amp;f=debugger.js HTTP/1.1" 304 -</text:p>
      <text:p text:style-name="Standard">127.0.0.1 - - [16/Sep/2024 22:44:07] "GET /create?__debugger__=yes&amp;cmd=resource&amp;f=console.png&amp;s=KTPXDtwAP56OrvPUTWl3 HTTP/1.1" 200 -</text:p>
      <text:p text:style-name="Standard">^C(venv) ubuntu@wahyu-rohman:~/Documents/Simple Web Flask/rp_flask_board$ pip list</text:p>
      <text:p text:style-name="Standard">Package <text:s text:c="6"/>Version</text:p>
      <text:p text:style-name="Standard">------------- -------</text:p>
      <text:p text:style-name="Standard">blinker <text:s text:c="6"/>1.8.2</text:p>
      <text:p text:style-name="Standard">board <text:s text:c="8"/>1.0</text:p>
      <text:p text:style-name="Standard">click <text:s text:c="8"/>8.1.7</text:p>
      <text:p text:style-name="Standard">Flask <text:s text:c="8"/>3.0.3</text:p>
      <text:p text:style-name="Standard">itsdangerous <text:s/>2.2.0</text:p>
      <text:p text:style-name="Standard">Jinja2 <text:s text:c="7"/>3.1.4</text:p>
      <text:p text:style-name="Standard"><text:soft-page-break/>MarkupSafe <text:s text:c="3"/>2.1.5</text:p>
      <text:p text:style-name="Standard">pip <text:s text:c="10"/>22.0.2</text:p>
      <text:p text:style-name="Standard">python-dotenv 1.0.1</text:p>
      <text:p text:style-name="Standard">setuptools <text:s text:c="3"/>59.6.0</text:p>
      <text:p text:style-name="Standard">(venv) ubuntu@wahyu-rohman:~/Documents/Simple Web Flask/rp_flask_board$ pip uninstall board</text:p>
      <text:p text:style-name="Standard">Found existing installation: board 1.0</text:p>
      <text:p text:style-name="Standard">Uninstalling board-1.0:</text:p>
      <text:p text:style-name="Standard"><text:s text:c="2"/>Would remove:</text:p>
      <text:p text:style-name="Standard"><text:s text:c="4"/>/home/ubuntu/Documents/Simple Web Flask/rp_flask_board/venv/lib/python3.10/site-packages/board-1.0.dist-info/*</text:p>
      <text:p text:style-name="Standard"><text:s text:c="4"/>/home/ubuntu/Documents/Simple Web Flask/rp_flask_board/venv/lib/python3.10/site-packages/board.py</text:p>
      <text:p text:style-name="Standard">Proceed (Y/n)? y</text:p>
      <text:p text:style-name="Standard"><text:s text:c="2"/>Successfully uninstalled board-1.0</text:p>
      <text:p text:style-name="Standard">(venv) ubuntu@wahyu-rohman:~/Documents/Simple Web Flask/rp_flask_board$ python3 -m flask --app board run --port 8000 --debug</text:p>
      <text:p text:style-name="Standard">Current Environment: Development</text:p>
      <text:p text:style-name="Standard">Using Database: board.sqlite</text:p>
      <text:p text:style-name="Standard"><text:s/>* Serving Flask app 'board'</text:p>
      <text:p text:style-name="Standard"><text:s/>* Debug mode: on</text:p>
      <text:p text:style-name="Standard">WARNING: This is a development server. Do not use it in a production deployment. Use a production WSGI server instead.</text:p>
      <text:p text:style-name="Standard"><text:s/>* Running on http://127.0.0.1:8000</text:p>
      <text:p text:style-name="Standard">Press CTRL+C to quit</text:p>
      <text:p text:style-name="Standard"><text:s/>* Restarting with stat</text:p>
      <text:p text:style-name="Standard">Current Environment: Development</text:p>
      <text:p text:style-name="Standard">Using Database: board.sqlite</text:p>
      <text:p text:style-name="Standard"><text:s/>* Debugger is active!</text:p>
      <text:p text:style-name="Standard"><text:s/>* Debugger PIN: 110-888-144</text:p>
      <text:p text:style-name="Standard">127.0.0.1 - - [16/Sep/2024 22:48:50] "GET /create HTTP/1.1" 200 -</text:p>
      <text:p text:style-name="Standard">127.0.0.1 - - [16/Sep/2024 22:48:50] "GET /static/styles.css HTTP/1.1" 304 -</text:p>
      <text:p text:style-name="Standard">127.0.0.1 - - [16/Sep/2024 22:49:04] "POST /create HTTP/1.1" 500 -</text:p>
      <text:p text:style-name="Standard">Traceback (most recent call last):</text:p>
      <text:p text:style-name="Standard"><text:s text:c="2"/>File "/home/ubuntu/Documents/Simple Web Flask/rp_flask_board/venv/lib/python3.10/site-packages/flask/app.py", line 1498, in __call__</text:p>
      <text:p text:style-name="Standard"><text:s text:c="4"/>return self.wsgi_app(environ, start_response)</text:p>
      <text:p text:style-name="Standard"><text:s text:c="2"/>File "/home/ubuntu/Documents/Simple Web Flask/rp_flask_board/venv/lib/python3.10/site-packages/flask/app.py", line 1476, in wsgi_app</text:p>
      <text:p text:style-name="Standard"><text:s text:c="4"/>response = self.handle_exception(e)</text:p>
      <text:p text:style-name="Standard"><text:s text:c="2"/>File "/home/ubuntu/Documents/Simple Web Flask/rp_flask_board/venv/lib/python3.10/site-packages/flask/app.py", line 1473, in wsgi_app</text:p>
      <text:p text:style-name="Standard"><text:s text:c="4"/>response = self.full_dispatch_request()</text:p>
      <text:p text:style-name="Standard"><text:s text:c="2"/>File "/home/ubuntu/Documents/Simple Web Flask/rp_flask_board/venv/lib/python3.10/site-packages/flask/app.py", line 882, in full_dispatch_request</text:p>
      <text:p text:style-name="Standard"><text:s text:c="4"/>rv = self.handle_user_exception(e)</text:p>
      <text:p text:style-name="Standard"><text:s text:c="2"/>File "/home/ubuntu/Documents/Simple Web Flask/rp_flask_board/venv/lib/python3.10/site-packages/flask/app.py", line 880, in full_dispatch_request</text:p>
      <text:p text:style-name="Standard"><text:s text:c="4"/>rv = self.dispatch_request()</text:p>
      <text:p text:style-name="Standard"><text:s text:c="2"/>File "/home/ubuntu/Documents/Simple Web Flask/rp_flask_board/venv/lib/python3.10/site-packages/flask/app.py", line 865, in dispatch_request</text:p>
      <text:p text:style-name="Standard"><text:soft-page-break/><text:s text:c="4"/>return self.ensure_sync(self.view_functions[rule.endpoint])(**view_args) <text:s/># type: ignore[no-any-return]</text:p>
      <text:p text:style-name="Standard"><text:s text:c="2"/>File "/home/ubuntu/Documents/Simple Web Flask/rp_flask_board/board/posts.py", line 21, in create</text:p>
      <text:p text:style-name="Standard"><text:s text:c="4"/>db.execute(</text:p>
      <text:p text:style-name="Standard">sqlite3.OperationalError: no such table: post</text:p>
      <text:p text:style-name="Standard">127.0.0.1 - - [16/Sep/2024 22:49:04] "GET /create?__debugger__=yes&amp;cmd=resource&amp;f=style.css HTTP/1.1" 304 -</text:p>
      <text:p text:style-name="Standard">127.0.0.1 - - [16/Sep/2024 22:49:04] "GET /create?__debugger__=yes&amp;cmd=resource&amp;f=debugger.js HTTP/1.1" 304 -</text:p>
      <text:p text:style-name="Standard">127.0.0.1 - - [16/Sep/2024 22:49:04] "GET /create?__debugger__=yes&amp;cmd=resource&amp;f=console.png&amp;s=GOeV2PWEzXvRl8BaHH19 HTTP/1.1" 200 -</text:p>
      <text:p text:style-name="Standard">127.0.0.1 - - [16/Sep/2024 22:49:23] "GET /create HTTP/1.1" 200 -</text:p>
      <text:p text:style-name="Standard">127.0.0.1 - - [16/Sep/2024 22:49:24] "GET /static/styles.css HTTP/1.1" 304 -</text:p>
      <text:p text:style-name="Standard">^C(venv) ubuntu@wahyu-rohman:~/Documents/Simple Web Flask/rp_flask_board$ pip list</text:p>
      <text:p text:style-name="Standard">Package <text:s text:c="6"/>Version</text:p>
      <text:p text:style-name="Standard">------------- -------</text:p>
      <text:p text:style-name="Standard">blinker <text:s text:c="6"/>1.8.2</text:p>
      <text:p text:style-name="Standard">click <text:s text:c="8"/>8.1.7</text:p>
      <text:p text:style-name="Standard">Flask <text:s text:c="8"/>3.0.3</text:p>
      <text:p text:style-name="Standard">itsdangerous <text:s/>2.2.0</text:p>
      <text:p text:style-name="Standard">Jinja2 <text:s text:c="7"/>3.1.4</text:p>
      <text:p text:style-name="Standard">MarkupSafe <text:s text:c="3"/>2.1.5</text:p>
      <text:p text:style-name="Standard">pip <text:s text:c="10"/>22.0.2</text:p>
      <text:p text:style-name="Standard">python-dotenv 1.0.1</text:p>
      <text:p text:style-name="Standard">setuptools <text:s text:c="3"/>59.6.0</text:p>
      <text:p text:style-name="Standard">Werkzeug <text:s text:c="5"/>3.0.4</text:p>
      <text:p text:style-name="Standard">(venv) ubuntu@wahyu-rohman:~/Documents/Simple Web Flask/rp_flask_board$ ^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20:42:11.103956572</meta:creation-date>
    <dc:date>2024-09-17T00:04:49.738288783</dc:date>
    <meta:editing-duration>PT1M56S</meta:editing-duration>
    <meta:editing-cycles>1</meta:editing-cycles>
    <meta:document-statistic meta:table-count="0" meta:image-count="0" meta:object-count="0" meta:page-count="25" meta:paragraph-count="981" meta:word-count="5887" meta:character-count="61495" meta:non-whitespace-character-count="55474"/>
    <meta:generator>LibreOffice/7.3.7.2$Linux_X86_64 LibreOffice_project/30$Build-2</meta:generator>
  </office:meta>
</office:document-meta>
</file>